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49200" officeooo:paragraph-rsid="00049200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04b7eb" officeooo:paragraph-rsid="0004b7eb"/>
    </style:style>
    <style:style style:name="P3" style:family="paragraph" style:parent-style-name="Standard">
      <style:text-properties officeooo:rsid="0006a781" officeooo:paragraph-rsid="0006a781"/>
    </style:style>
    <style:style style:name="P4" style:family="paragraph" style:parent-style-name="Standard">
      <style:text-properties officeooo:rsid="0007ad72" officeooo:paragraph-rsid="0007ad72"/>
    </style:style>
    <style:style style:name="P5" style:family="paragraph" style:parent-style-name="Standard">
      <style:paragraph-properties style:line-height-at-least="0.529cm"/>
      <style:text-properties fo:color="#d4d4d4" loext:opacity="100%" style:font-name="Consolas" fo:font-size="11.25pt" fo:font-weight="normal" fo:background-color="#1e1e1e"/>
    </style:style>
    <style:style style:name="P6" style:family="paragraph" style:parent-style-name="Standard">
      <style:text-properties fo:color="#d4d4d4" loext:opacity="100%" style:font-name="Consolas" fo:font-size="11.25pt" fo:font-weight="normal" officeooo:rsid="0007ad72" officeooo:paragraph-rsid="0007ad72" fo:background-color="#1e1e1e"/>
    </style:style>
    <style:style style:name="P7" style:family="paragraph" style:parent-style-name="Standard">
      <style:text-properties fo:color="#d4d4d4" loext:opacity="100%" style:font-name="Consolas" fo:font-size="11.25pt" fo:font-weight="normal" officeooo:rsid="0008d1d8" officeooo:paragraph-rsid="0008d1d8" fo:background-color="#1e1e1e"/>
    </style:style>
    <style:style style:name="P8" style:family="paragraph" style:parent-style-name="Standard">
      <style:text-properties fo:color="#d4d4d4" loext:opacity="100%" style:font-name="Consolas" fo:font-size="11.25pt" fo:font-weight="normal" officeooo:rsid="000a74d0" officeooo:paragraph-rsid="000a74d0" fo:background-color="#1e1e1e"/>
    </style:style>
    <style:style style:name="P9" style:family="paragraph" style:parent-style-name="Standard">
      <style:text-properties fo:color="#d4d4d4" loext:opacity="100%" style:font-name="Consolas" fo:font-size="11.25pt" fo:font-weight="normal" officeooo:rsid="0010dcf1" officeooo:paragraph-rsid="0010dcf1" fo:background-color="#1e1e1e"/>
    </style:style>
    <style:style style:name="P10" style:family="paragraph" style:parent-style-name="Standard">
      <style:text-properties fo:color="#d4d4d4" loext:opacity="100%" style:font-name="Consolas" fo:font-size="11.25pt" fo:font-weight="normal" officeooo:paragraph-rsid="001313e5" fo:background-color="#1e1e1e"/>
    </style:style>
    <style:style style:name="P11" style:family="paragraph" style:parent-style-name="Standard">
      <style:text-properties fo:color="#d4d4d4" loext:opacity="100%" style:font-name="Consolas" fo:font-size="11.25pt" fo:font-weight="normal" officeooo:rsid="00143d31" officeooo:paragraph-rsid="00143d31" fo:background-color="#1e1e1e"/>
    </style:style>
    <style:style style:name="P12" style:family="paragraph" style:parent-style-name="Standard">
      <style:text-properties fo:color="#d4d4d4" loext:opacity="100%" style:font-name="Consolas" fo:font-size="11.25pt" fo:font-weight="normal" officeooo:rsid="0014a109" officeooo:paragraph-rsid="0014a109" fo:background-color="#1e1e1e"/>
    </style:style>
    <style:style style:name="P13" style:family="paragraph" style:parent-style-name="Standard">
      <style:text-properties fo:color="#d4d4d4" loext:opacity="100%" style:font-name="Consolas" fo:font-size="11.25pt" fo:font-weight="normal" officeooo:paragraph-rsid="0016a664" fo:background-color="#1e1e1e"/>
    </style:style>
    <style:style style:name="P14" style:family="paragraph" style:parent-style-name="Standard">
      <style:text-properties fo:color="#d4d4d4" loext:opacity="100%" style:font-name="Consolas" fo:font-size="11.25pt" fo:font-weight="normal" officeooo:rsid="00182adb" officeooo:paragraph-rsid="00182adb" fo:background-color="#1e1e1e"/>
    </style:style>
    <style:style style:name="P15" style:family="paragraph" style:parent-style-name="Standard">
      <style:text-properties fo:color="#d4d4d4" loext:opacity="100%" style:font-name="Consolas" fo:font-size="11.25pt" fo:font-weight="normal" officeooo:rsid="0018e96f" officeooo:paragraph-rsid="0018e96f" fo:background-color="#1e1e1e"/>
    </style:style>
    <style:style style:name="P16" style:family="paragraph" style:parent-style-name="Standard">
      <style:text-properties fo:color="#d4d4d4" loext:opacity="100%" style:font-name="Consolas" fo:font-size="11.25pt" fo:font-weight="normal" officeooo:rsid="00198829" officeooo:paragraph-rsid="00198829" fo:background-color="#1e1e1e"/>
    </style:style>
    <style:style style:name="P17" style:family="paragraph" style:parent-style-name="Standard">
      <style:text-properties fo:color="#d4d4d4" loext:opacity="100%" style:font-name="Consolas" fo:font-size="11.25pt" fo:font-weight="normal" officeooo:rsid="001b5439" officeooo:paragraph-rsid="001b5439" fo:background-color="#1e1e1e"/>
    </style:style>
    <style:style style:name="P18" style:family="paragraph" style:parent-style-name="Standard">
      <style:text-properties fo:color="#d4d4d4" loext:opacity="100%" style:font-name="Consolas" fo:font-size="11.25pt" fo:font-weight="normal" officeooo:paragraph-rsid="001e5490" fo:background-color="#1e1e1e"/>
    </style:style>
    <style:style style:name="P19" style:family="paragraph" style:parent-style-name="Standard">
      <style:text-properties fo:color="#d4d4d4" loext:opacity="100%" style:font-name="Consolas" fo:font-size="11.25pt" fo:font-weight="normal" officeooo:rsid="001ff0e1" officeooo:paragraph-rsid="001ff0e1" fo:background-color="#1e1e1e"/>
    </style:style>
    <style:style style:name="P20" style:family="paragraph" style:parent-style-name="Standard">
      <style:text-properties fo:color="#d4d4d4" loext:opacity="100%" style:font-name="Consolas" fo:font-size="11.25pt" fo:font-weight="normal" officeooo:rsid="0021b12b" officeooo:paragraph-rsid="0021b12b" fo:background-color="#1e1e1e"/>
    </style:style>
    <style:style style:name="P21" style:family="paragraph" style:parent-style-name="Standard">
      <style:text-properties fo:color="#d4d4d4" loext:opacity="100%" style:font-name="Consolas" fo:font-size="11.25pt" fo:font-weight="normal" officeooo:rsid="00229065" officeooo:paragraph-rsid="00229065" fo:background-color="#1e1e1e"/>
    </style:style>
    <style:style style:name="P22" style:family="paragraph" style:parent-style-name="Standard">
      <style:text-properties fo:color="#d4d4d4" loext:opacity="100%" style:font-name="Consolas" fo:font-size="11.25pt" fo:font-weight="normal" officeooo:paragraph-rsid="002472b9" fo:background-color="#1e1e1e"/>
    </style:style>
    <style:style style:name="P23" style:family="paragraph" style:parent-style-name="Standard">
      <style:text-properties fo:color="#d4d4d4" loext:opacity="100%" style:font-name="Consolas" fo:font-size="11.25pt" fo:font-weight="normal" officeooo:rsid="00260aa5" officeooo:paragraph-rsid="00260aa5" fo:background-color="#1e1e1e"/>
    </style:style>
    <style:style style:name="P24" style:family="paragraph" style:parent-style-name="Standard">
      <style:text-properties fo:color="#d4d4d4" loext:opacity="100%" style:font-name="Consolas" fo:font-size="11.25pt" fo:font-weight="normal" officeooo:rsid="002a1d7c" officeooo:paragraph-rsid="002a1d7c" fo:background-color="#1e1e1e"/>
    </style:style>
    <style:style style:name="P25" style:family="paragraph" style:parent-style-name="Standard">
      <style:text-properties fo:color="#d4d4d4" loext:opacity="100%" style:font-name="Consolas" fo:font-size="11.25pt" fo:font-weight="normal" officeooo:rsid="002b558f" officeooo:paragraph-rsid="002b558f" fo:background-color="#1e1e1e"/>
    </style:style>
    <style:style style:name="P26" style:family="paragraph" style:parent-style-name="Standard">
      <style:text-properties fo:color="#d4d4d4" loext:opacity="100%" style:font-name="Consolas" fo:font-size="11.25pt" fo:font-weight="normal" officeooo:rsid="002c03ec" officeooo:paragraph-rsid="002c03ec" fo:background-color="#1e1e1e"/>
    </style:style>
    <style:style style:name="P27" style:family="paragraph" style:parent-style-name="Standard">
      <style:text-properties fo:color="#d4d4d4" loext:opacity="100%" style:font-name="Consolas" fo:font-size="11.25pt" fo:font-weight="normal" officeooo:rsid="002d57ca" officeooo:paragraph-rsid="002d57ca" fo:background-color="#1e1e1e"/>
    </style:style>
    <style:style style:name="P28" style:family="paragraph" style:parent-style-name="Standard">
      <style:text-properties fo:color="#d4d4d4" loext:opacity="100%" style:font-name="Consolas" fo:font-size="11.25pt" fo:font-weight="normal" officeooo:rsid="002ef72b" officeooo:paragraph-rsid="002ef72b" fo:background-color="#1e1e1e"/>
    </style:style>
    <style:style style:name="P29" style:family="paragraph" style:parent-style-name="Standard">
      <style:text-properties fo:color="#d4d4d4" loext:opacity="100%" style:font-name="Consolas" fo:font-size="11.25pt" fo:font-weight="normal" officeooo:paragraph-rsid="0036605f" fo:background-color="#1e1e1e"/>
    </style:style>
    <style:style style:name="P30" style:family="paragraph" style:parent-style-name="Standard">
      <style:text-properties fo:color="#d4d4d4" loext:opacity="100%" style:font-name="Consolas" fo:font-size="11.25pt" fo:font-weight="normal" officeooo:rsid="00389223" officeooo:paragraph-rsid="00389223" fo:background-color="#1e1e1e"/>
    </style:style>
    <style:style style:name="P31" style:family="paragraph" style:parent-style-name="Standard">
      <style:text-properties fo:color="#d4d4d4" loext:opacity="100%" style:font-name="Consolas" fo:font-size="11.25pt" fo:font-weight="normal" officeooo:rsid="0041cd45" officeooo:paragraph-rsid="0041cd45" fo:background-color="#1e1e1e"/>
    </style:style>
    <style:style style:name="P32" style:family="paragraph" style:parent-style-name="Standard">
      <style:text-properties fo:color="#d4d4d4" loext:opacity="100%" style:font-name="Consolas" fo:font-size="11.25pt" fo:font-weight="normal" officeooo:rsid="00440c6a" officeooo:paragraph-rsid="00440c6a" fo:background-color="#1e1e1e"/>
    </style:style>
    <style:style style:name="P33" style:family="paragraph" style:parent-style-name="Standard">
      <style:text-properties fo:color="#d4d4d4" loext:opacity="100%" style:font-name="Consolas" fo:font-size="11.25pt" fo:font-weight="normal" officeooo:paragraph-rsid="004952a2" fo:background-color="#1e1e1e"/>
    </style:style>
    <style:style style:name="P34" style:family="paragraph" style:parent-style-name="Standard">
      <style:text-properties fo:color="#d4d4d4" loext:opacity="100%" style:font-name="Consolas" fo:font-size="11.25pt" fo:font-weight="normal" officeooo:paragraph-rsid="00523306" fo:background-color="#1e1e1e"/>
    </style:style>
    <style:style style:name="P35" style:family="paragraph" style:parent-style-name="Standard">
      <style:text-properties fo:color="#d4d4d4" loext:opacity="100%" style:font-name="Consolas" fo:font-size="11.25pt" fo:font-weight="normal" officeooo:rsid="0053dca7" officeooo:paragraph-rsid="0053dca7" fo:background-color="#1e1e1e"/>
    </style:style>
    <style:style style:name="P36" style:family="paragraph" style:parent-style-name="Standard">
      <style:paragraph-properties style:line-height-at-least="0.529cm"/>
      <style:text-properties fo:color="#d4d4d4" loext:opacity="100%" style:font-name="Consolas" fo:font-size="11.25pt" fo:font-weight="normal" officeooo:rsid="005537fa" fo:background-color="#1e1e1e"/>
    </style:style>
    <style:style style:name="P37" style:family="paragraph" style:parent-style-name="Standard">
      <style:text-properties fo:color="#d4d4d4" loext:opacity="100%" style:font-name="Consolas" fo:font-size="11.25pt" fo:font-weight="normal" officeooo:paragraph-rsid="005537fa" fo:background-color="#1e1e1e"/>
    </style:style>
    <style:style style:name="P38" style:family="paragraph" style:parent-style-name="Standard">
      <style:text-properties fo:color="#d4d4d4" loext:opacity="100%" style:font-name="Consolas" fo:font-size="11.25pt" fo:font-weight="normal" officeooo:rsid="0059657a" officeooo:paragraph-rsid="0059657a" fo:background-color="#1e1e1e"/>
    </style:style>
    <style:style style:name="P39" style:family="paragraph" style:parent-style-name="Standard">
      <style:text-properties fo:color="#d4d4d4" loext:opacity="100%" style:font-name="Consolas" fo:font-size="11.25pt" fo:font-weight="normal" officeooo:rsid="005a9b7a" officeooo:paragraph-rsid="005e0ec5" fo:background-color="#1e1e1e"/>
    </style:style>
    <style:style style:name="P40" style:family="paragraph" style:parent-style-name="Standard">
      <style:text-properties fo:color="#d4d4d4" loext:opacity="100%" style:font-name="Consolas" fo:font-size="11.25pt" fo:font-weight="normal" officeooo:rsid="00612c3f" officeooo:paragraph-rsid="00612c3f" fo:background-color="#1e1e1e"/>
    </style:style>
    <style:style style:name="P41" style:family="paragraph" style:parent-style-name="Standard">
      <style:text-properties fo:color="#d4d4d4" loext:opacity="100%" style:font-name="Consolas" fo:font-size="11.25pt" fo:font-weight="normal" officeooo:rsid="0062ae3a" officeooo:paragraph-rsid="0062ae3a" fo:background-color="#1e1e1e"/>
    </style:style>
    <style:style style:name="P42" style:family="paragraph" style:parent-style-name="Standard">
      <style:text-properties fo:color="#d4d4d4" loext:opacity="100%" style:font-name="Consolas" fo:font-size="11.25pt" fo:font-weight="normal" officeooo:paragraph-rsid="005a9b7a" fo:background-color="#1e1e1e"/>
    </style:style>
    <style:style style:name="P43" style:family="paragraph" style:parent-style-name="Standard">
      <style:text-properties fo:color="#d4d4d4" loext:opacity="100%" style:font-name="Consolas" fo:font-size="11.25pt" fo:font-weight="normal" officeooo:rsid="006551fa" officeooo:paragraph-rsid="006551fa" fo:background-color="#1e1e1e"/>
    </style:style>
    <style:style style:name="P44" style:family="paragraph" style:parent-style-name="Standard">
      <style:text-properties fo:color="#d4d4d4" loext:opacity="100%" style:font-name="Consolas" fo:font-size="11.25pt" fo:font-weight="normal" officeooo:rsid="0067f8a3" officeooo:paragraph-rsid="0067f8a3" fo:background-color="#1e1e1e"/>
    </style:style>
    <style:style style:name="P45" style:family="paragraph" style:parent-style-name="Standard">
      <style:text-properties fo:color="#d4d4d4" loext:opacity="100%" style:font-name="Consolas" fo:font-size="11.25pt" fo:font-weight="normal" officeooo:rsid="00697dec" officeooo:paragraph-rsid="00697dec" fo:background-color="#1e1e1e"/>
    </style:style>
    <style:style style:name="P46" style:family="paragraph" style:parent-style-name="Standard">
      <style:text-properties fo:color="#d4d4d4" loext:opacity="100%" style:font-name="Consolas" fo:font-size="11.25pt" fo:font-weight="normal" officeooo:rsid="006d9063" officeooo:paragraph-rsid="006d9063" fo:background-color="#1e1e1e"/>
    </style:style>
    <style:style style:name="P47" style:family="paragraph" style:parent-style-name="Standard">
      <style:text-properties fo:color="#d4d4d4" loext:opacity="100%" style:font-name="Consolas" fo:font-size="11.25pt" fo:font-weight="normal" officeooo:rsid="006e98b5" officeooo:paragraph-rsid="006e98b5" fo:background-color="#1e1e1e"/>
    </style:style>
    <style:style style:name="P48" style:family="paragraph" style:parent-style-name="Standard">
      <style:text-properties fo:color="#d4d4d4" loext:opacity="100%" style:font-name="Consolas" fo:font-size="11.25pt" fo:font-weight="normal" officeooo:rsid="0074f73d" officeooo:paragraph-rsid="0074f73d" fo:background-color="#1e1e1e"/>
    </style:style>
    <style:style style:name="P49" style:family="paragraph" style:parent-style-name="Standard">
      <style:text-properties fo:color="#d4d4d4" loext:opacity="100%" style:font-name="Consolas" fo:font-size="11.25pt" fo:font-weight="normal" officeooo:rsid="007bd69e" officeooo:paragraph-rsid="007bd69e" fo:background-color="#1e1e1e"/>
    </style:style>
    <style:style style:name="P50" style:family="paragraph" style:parent-style-name="Standard">
      <style:text-properties fo:color="#d4d4d4" loext:opacity="100%" style:font-name="Consolas" fo:font-size="11.25pt" fo:font-weight="normal" officeooo:rsid="007f4bc8" officeooo:paragraph-rsid="007f4bc8" fo:background-color="#1e1e1e"/>
    </style:style>
    <style:style style:name="P51" style:family="paragraph" style:parent-style-name="Standard">
      <style:text-properties fo:color="#d4d4d4" loext:opacity="100%" style:font-name="Consolas" fo:font-size="11.25pt" fo:font-weight="normal" officeooo:rsid="008159dd" officeooo:paragraph-rsid="008159dd" fo:background-color="#1e1e1e"/>
    </style:style>
    <style:style style:name="P52" style:family="paragraph" style:parent-style-name="Standard">
      <style:text-properties fo:color="#d4d4d4" loext:opacity="100%" style:font-name="Consolas" fo:font-size="11.25pt" fo:font-weight="normal" officeooo:rsid="00833e2b" officeooo:paragraph-rsid="00833e2b" fo:background-color="#1e1e1e"/>
    </style:style>
    <style:style style:name="P53" style:family="paragraph" style:parent-style-name="Standard">
      <style:paragraph-properties style:line-height-at-least="0.529cm"/>
      <style:text-properties fo:color="#d4d4d4" loext:opacity="100%" style:font-name="Consolas" fo:font-size="11.25pt" fo:font-weight="normal" officeooo:rsid="00833e2b" officeooo:paragraph-rsid="00871eb2" fo:background-color="#1e1e1e"/>
    </style:style>
    <style:style style:name="P54" style:family="paragraph" style:parent-style-name="Standard">
      <style:text-properties fo:color="#d4d4d4" loext:opacity="100%" style:font-name="Consolas" fo:font-size="11.25pt" fo:font-weight="normal" officeooo:rsid="008468ae" officeooo:paragraph-rsid="008468ae" fo:background-color="#1e1e1e"/>
    </style:style>
    <style:style style:name="P55" style:family="paragraph" style:parent-style-name="Standard">
      <style:text-properties fo:color="#d4d4d4" loext:opacity="100%" style:font-name="Consolas" fo:font-size="11.25pt" fo:font-weight="normal" officeooo:rsid="0084d9f0" officeooo:paragraph-rsid="0084d9f0" fo:background-color="#1e1e1e"/>
    </style:style>
    <style:style style:name="P56" style:family="paragraph" style:parent-style-name="Standard">
      <style:text-properties fo:color="#d4d4d4" loext:opacity="100%" style:font-name="Consolas" fo:font-size="11.25pt" fo:font-weight="normal" officeooo:rsid="008697b8" officeooo:paragraph-rsid="008697b8" fo:background-color="#1e1e1e"/>
    </style:style>
    <style:style style:name="P57" style:family="paragraph" style:parent-style-name="Standard">
      <style:text-properties fo:color="#d4d4d4" loext:opacity="100%" style:font-name="Consolas" fo:font-size="11.25pt" fo:font-weight="normal" officeooo:rsid="00904cda" officeooo:paragraph-rsid="00904cda" fo:background-color="#1e1e1e"/>
    </style:style>
    <style:style style:name="P58" style:family="paragraph" style:parent-style-name="Standard">
      <style:text-properties fo:color="#d4d4d4" loext:opacity="100%" style:font-name="Consolas" fo:font-size="11.25pt" fo:font-weight="normal" officeooo:rsid="0091e7f3" officeooo:paragraph-rsid="0091e7f3" fo:background-color="#1e1e1e"/>
    </style:style>
    <style:style style:name="P59" style:family="paragraph" style:parent-style-name="Standard">
      <style:paragraph-properties style:line-height-at-least="0.529cm"/>
      <style:text-properties fo:color="#d4d4d4" loext:opacity="100%" fo:background-color="#1e1e1e"/>
    </style:style>
    <style:style style:name="P60" style:family="paragraph" style:parent-style-name="Standard">
      <style:paragraph-properties style:line-height-at-least="0.529cm"/>
      <style:text-properties fo:color="#d4d4d4" loext:opacity="100%" officeooo:paragraph-rsid="002872d1" fo:background-color="#1e1e1e"/>
    </style:style>
    <style:style style:name="P61" style:family="paragraph" style:parent-style-name="Standard">
      <style:text-properties fo:color="#d4d4d4" loext:opacity="100%" officeooo:rsid="0011105d" officeooo:paragraph-rsid="0011105d" fo:background-color="#1e1e1e"/>
    </style:style>
    <style:style style:name="P62" style:family="paragraph" style:parent-style-name="Standard">
      <style:text-properties fo:color="#d4d4d4" loext:opacity="100%" officeooo:paragraph-rsid="0053dca7" fo:background-color="#1e1e1e"/>
    </style:style>
    <style:style style:name="P63" style:family="paragraph" style:parent-style-name="Standard">
      <style:text-properties fo:color="#d4d4d4" loext:opacity="100%" officeooo:paragraph-rsid="006551fa" fo:background-color="#1e1e1e"/>
    </style:style>
    <style:style style:name="P64" style:family="paragraph" style:parent-style-name="Standard">
      <style:text-properties fo:color="#d4d4d4" loext:opacity="100%" officeooo:paragraph-rsid="007d69ac" fo:background-color="#1e1e1e"/>
    </style:style>
    <style:style style:name="P65" style:family="paragraph" style:parent-style-name="Standard">
      <style:text-properties fo:color="#d4d4d4" loext:opacity="100%" officeooo:rsid="008d7d09" officeooo:paragraph-rsid="008d7d09" fo:background-color="#1e1e1e"/>
    </style:style>
    <style:style style:name="P66" style:family="paragraph" style:parent-style-name="Standard">
      <style:paragraph-properties style:line-height-at-least="0.529cm"/>
    </style:style>
    <style:style style:name="P67" style:family="paragraph" style:parent-style-name="Standard">
      <style:text-properties officeooo:rsid="0008cd53" officeooo:paragraph-rsid="0008cd53"/>
    </style:style>
    <style:style style:name="P68" style:family="paragraph" style:parent-style-name="Standard">
      <style:text-properties officeooo:rsid="0008d1d8" officeooo:paragraph-rsid="0008d1d8"/>
    </style:style>
    <style:style style:name="P69" style:family="paragraph" style:parent-style-name="Standard">
      <style:text-properties officeooo:rsid="000a74d0" officeooo:paragraph-rsid="000a74d0"/>
    </style:style>
    <style:style style:name="P70" style:family="paragraph" style:parent-style-name="Standard">
      <style:text-properties officeooo:rsid="000cf35a" officeooo:paragraph-rsid="000cf35a"/>
    </style:style>
    <style:style style:name="P71" style:family="paragraph" style:parent-style-name="Standard">
      <style:text-properties officeooo:rsid="0010dcf1" officeooo:paragraph-rsid="0010dcf1"/>
    </style:style>
    <style:style style:name="P72" style:family="paragraph" style:parent-style-name="Standard">
      <style:text-properties officeooo:rsid="0011105d" officeooo:paragraph-rsid="0011105d"/>
    </style:style>
    <style:style style:name="P73" style:family="paragraph" style:parent-style-name="Standard">
      <style:text-properties officeooo:rsid="001256c1" officeooo:paragraph-rsid="001256c1"/>
    </style:style>
    <style:style style:name="P74" style:family="paragraph" style:parent-style-name="Standard">
      <style:text-properties officeooo:rsid="00143d31" officeooo:paragraph-rsid="00143d31"/>
    </style:style>
    <style:style style:name="P75" style:family="paragraph" style:parent-style-name="Standard">
      <style:text-properties officeooo:rsid="0014a109" officeooo:paragraph-rsid="0014a109"/>
    </style:style>
    <style:style style:name="P76" style:family="paragraph" style:parent-style-name="Standard">
      <style:text-properties officeooo:rsid="0016a664" officeooo:paragraph-rsid="0016a664"/>
    </style:style>
    <style:style style:name="P77" style:family="paragraph" style:parent-style-name="Standard">
      <style:text-properties officeooo:rsid="00182adb" officeooo:paragraph-rsid="00182adb"/>
    </style:style>
    <style:style style:name="P78" style:family="paragraph" style:parent-style-name="Standard">
      <style:text-properties officeooo:rsid="0018e96f" officeooo:paragraph-rsid="0018e96f"/>
    </style:style>
    <style:style style:name="P79" style:family="paragraph" style:parent-style-name="Standard">
      <style:text-properties officeooo:rsid="00198829" officeooo:paragraph-rsid="00198829"/>
    </style:style>
    <style:style style:name="P80" style:family="paragraph" style:parent-style-name="Standard">
      <style:text-properties officeooo:rsid="001b5439" officeooo:paragraph-rsid="001b5439"/>
    </style:style>
    <style:style style:name="P81" style:family="paragraph" style:parent-style-name="Standard">
      <style:text-properties officeooo:rsid="001ff0e1" officeooo:paragraph-rsid="001ff0e1"/>
    </style:style>
    <style:style style:name="P82" style:family="paragraph" style:parent-style-name="Standard">
      <style:text-properties officeooo:rsid="0021b12b" officeooo:paragraph-rsid="0021b12b"/>
    </style:style>
    <style:style style:name="P83" style:family="paragraph" style:parent-style-name="Standard">
      <style:text-properties officeooo:rsid="00229065" officeooo:paragraph-rsid="00229065"/>
    </style:style>
    <style:style style:name="P84" style:family="paragraph" style:parent-style-name="Standard">
      <style:text-properties officeooo:rsid="002472b9" officeooo:paragraph-rsid="002472b9"/>
    </style:style>
    <style:style style:name="P85" style:family="paragraph" style:parent-style-name="Standard">
      <style:text-properties officeooo:rsid="00260aa5" officeooo:paragraph-rsid="00260aa5"/>
    </style:style>
    <style:style style:name="P86" style:family="paragraph" style:parent-style-name="Standard">
      <style:text-properties officeooo:rsid="0028fb4c" officeooo:paragraph-rsid="0028fb4c"/>
    </style:style>
    <style:style style:name="P87" style:family="paragraph" style:parent-style-name="Standard">
      <style:text-properties officeooo:rsid="00299d5b" officeooo:paragraph-rsid="00299d5b"/>
    </style:style>
    <style:style style:name="P88" style:family="paragraph" style:parent-style-name="Standard">
      <style:text-properties officeooo:rsid="002a1d7c" officeooo:paragraph-rsid="002a1d7c"/>
    </style:style>
    <style:style style:name="P89" style:family="paragraph" style:parent-style-name="Standard">
      <style:text-properties officeooo:rsid="002aae9a" officeooo:paragraph-rsid="002aae9a"/>
    </style:style>
    <style:style style:name="P90" style:family="paragraph" style:parent-style-name="Standard">
      <style:text-properties fo:color="#6a9955" loext:opacity="100%" style:font-name="Consolas" fo:font-size="11.25pt" fo:font-weight="normal" officeooo:rsid="002aae9a" officeooo:paragraph-rsid="002aae9a" fo:background-color="#1e1e1e"/>
    </style:style>
    <style:style style:name="P91" style:family="paragraph" style:parent-style-name="Standard">
      <style:paragraph-properties style:line-height-at-least="0.529cm"/>
      <style:text-properties fo:color="#6a9955" loext:opacity="100%" style:font-name="Consolas" fo:font-size="11.25pt" fo:font-weight="normal" fo:background-color="#1e1e1e"/>
    </style:style>
    <style:style style:name="P92" style:family="paragraph" style:parent-style-name="Standard">
      <style:text-properties fo:color="#6a9955" loext:opacity="100%" style:font-name="Consolas" fo:font-size="11.25pt" fo:font-weight="normal" officeooo:rsid="003ab8d1" officeooo:paragraph-rsid="003ab8d1" fo:background-color="#1e1e1e"/>
    </style:style>
    <style:style style:name="P93" style:family="paragraph" style:parent-style-name="Standard">
      <style:text-properties fo:color="#6a9955" loext:opacity="100%" style:font-name="Consolas" fo:font-size="11.25pt" fo:font-weight="normal" officeooo:rsid="005cb9b5" officeooo:paragraph-rsid="005cb9b5" fo:background-color="#1e1e1e"/>
    </style:style>
    <style:style style:name="P94" style:family="paragraph" style:parent-style-name="Standard">
      <style:text-properties fo:color="#6a9955" loext:opacity="100%" style:font-name="Consolas" fo:font-size="11.25pt" fo:font-weight="normal" officeooo:paragraph-rsid="00671a41" fo:background-color="#1e1e1e"/>
    </style:style>
    <style:style style:name="P95" style:family="paragraph" style:parent-style-name="Standard">
      <style:text-properties fo:color="#6a9955" loext:opacity="100%" style:font-name="Consolas" fo:font-size="11.25pt" fo:font-weight="normal" officeooo:rsid="008a3a44" officeooo:paragraph-rsid="008a3a44" fo:background-color="#1e1e1e"/>
    </style:style>
    <style:style style:name="P96" style:family="paragraph" style:parent-style-name="Standard">
      <style:text-properties officeooo:rsid="002b558f" officeooo:paragraph-rsid="002b558f"/>
    </style:style>
    <style:style style:name="P97" style:family="paragraph" style:parent-style-name="Standard">
      <style:text-properties officeooo:rsid="002c03ec" officeooo:paragraph-rsid="002c03ec"/>
    </style:style>
    <style:style style:name="P98" style:family="paragraph" style:parent-style-name="Standard">
      <style:text-properties officeooo:rsid="002d57ca" officeooo:paragraph-rsid="002d57ca"/>
    </style:style>
    <style:style style:name="P99" style:family="paragraph" style:parent-style-name="Standard">
      <style:paragraph-properties style:line-height-at-least="0.529cm"/>
      <style:text-properties fo:color="#ce9178" loext:opacity="100%" style:font-name="Consolas" fo:font-size="11.25pt" fo:font-weight="normal" fo:background-color="#1e1e1e"/>
    </style:style>
    <style:style style:name="P100" style:family="paragraph" style:parent-style-name="Standard">
      <style:text-properties officeooo:paragraph-rsid="002ef72b"/>
    </style:style>
    <style:style style:name="P101" style:family="paragraph" style:parent-style-name="Standard">
      <style:text-properties officeooo:rsid="002ef72b" officeooo:paragraph-rsid="002ef72b"/>
    </style:style>
    <style:style style:name="P102" style:family="paragraph" style:parent-style-name="Standard">
      <style:text-properties officeooo:rsid="002ef72b" officeooo:paragraph-rsid="00389223"/>
    </style:style>
    <style:style style:name="P103" style:family="paragraph" style:parent-style-name="Standard">
      <style:text-properties officeooo:rsid="0036605f" officeooo:paragraph-rsid="0036605f"/>
    </style:style>
    <style:style style:name="P104" style:family="paragraph" style:parent-style-name="Standard">
      <style:text-properties officeooo:rsid="00389223" officeooo:paragraph-rsid="00389223"/>
    </style:style>
    <style:style style:name="P105" style:family="paragraph" style:parent-style-name="Standard">
      <style:text-properties officeooo:rsid="00389223" officeooo:paragraph-rsid="003ab8d1"/>
    </style:style>
    <style:style style:name="P106" style:family="paragraph" style:parent-style-name="Standard">
      <style:text-properties officeooo:paragraph-rsid="00389223"/>
    </style:style>
    <style:style style:name="P107" style:family="paragraph" style:parent-style-name="Standard">
      <style:text-properties officeooo:rsid="003ab8d1" officeooo:paragraph-rsid="003ab8d1"/>
    </style:style>
    <style:style style:name="P108" style:family="paragraph" style:parent-style-name="Standard">
      <style:text-properties officeooo:rsid="0041cd45" officeooo:paragraph-rsid="0041cd45"/>
    </style:style>
    <style:style style:name="P109" style:family="paragraph" style:parent-style-name="Standard">
      <style:text-properties officeooo:rsid="00437b83" officeooo:paragraph-rsid="00437b83"/>
    </style:style>
    <style:style style:name="P110" style:family="paragraph" style:parent-style-name="Standard">
      <style:text-properties officeooo:rsid="00437b83" officeooo:paragraph-rsid="004952a2"/>
    </style:style>
    <style:style style:name="P111" style:family="paragraph" style:parent-style-name="Standard">
      <style:text-properties officeooo:rsid="00440c6a" officeooo:paragraph-rsid="00440c6a"/>
    </style:style>
    <style:style style:name="P112" style:family="paragraph" style:parent-style-name="Standard">
      <style:text-properties officeooo:rsid="00440c6a" officeooo:paragraph-rsid="004e7774"/>
    </style:style>
    <style:style style:name="P113" style:family="paragraph" style:parent-style-name="Standard">
      <style:text-properties officeooo:rsid="004fdd04" officeooo:paragraph-rsid="004fdd04"/>
    </style:style>
    <style:style style:name="P114" style:family="paragraph" style:parent-style-name="Standard">
      <style:text-properties officeooo:rsid="00519f66" officeooo:paragraph-rsid="00519f66"/>
    </style:style>
    <style:style style:name="P115" style:family="paragraph" style:parent-style-name="Standard">
      <style:text-properties officeooo:rsid="00519f66" officeooo:paragraph-rsid="0059657a"/>
    </style:style>
    <style:style style:name="P116" style:family="paragraph" style:parent-style-name="Standard">
      <style:text-properties officeooo:rsid="00523306" officeooo:paragraph-rsid="00523306"/>
    </style:style>
    <style:style style:name="P117" style:family="paragraph" style:parent-style-name="Standard">
      <style:text-properties officeooo:rsid="0053dca7" officeooo:paragraph-rsid="0053dca7"/>
    </style:style>
    <style:style style:name="P118" style:family="paragraph" style:parent-style-name="Standard">
      <style:text-properties officeooo:rsid="0053dca7" officeooo:paragraph-rsid="00567aef"/>
    </style:style>
    <style:style style:name="P119" style:family="paragraph" style:parent-style-name="Standard">
      <style:text-properties officeooo:rsid="005537fa" officeooo:paragraph-rsid="005537fa"/>
    </style:style>
    <style:style style:name="P120" style:family="paragraph" style:parent-style-name="Standard">
      <style:text-properties officeooo:rsid="00567aef" officeooo:paragraph-rsid="00567aef"/>
    </style:style>
    <style:style style:name="P121" style:family="paragraph" style:parent-style-name="Standard">
      <style:text-properties officeooo:rsid="0059657a" officeooo:paragraph-rsid="0059657a"/>
    </style:style>
    <style:style style:name="P122" style:family="paragraph" style:parent-style-name="Standard">
      <style:text-properties officeooo:rsid="005a9b7a" officeooo:paragraph-rsid="005a9b7a"/>
    </style:style>
    <style:style style:name="P123" style:family="paragraph" style:parent-style-name="Standard">
      <style:text-properties officeooo:rsid="005a9b7a" officeooo:paragraph-rsid="005e0ec5"/>
    </style:style>
    <style:style style:name="P124" style:family="paragraph" style:parent-style-name="Standard">
      <style:text-properties officeooo:rsid="005cb9b5" officeooo:paragraph-rsid="005cb9b5"/>
    </style:style>
    <style:style style:name="P125" style:family="paragraph" style:parent-style-name="Standard">
      <style:text-properties officeooo:rsid="005cb9b5" officeooo:paragraph-rsid="005ebf14"/>
    </style:style>
    <style:style style:name="P126" style:family="paragraph" style:parent-style-name="Standard">
      <style:text-properties officeooo:rsid="00612c3f" officeooo:paragraph-rsid="00612c3f"/>
    </style:style>
    <style:style style:name="P127" style:family="paragraph" style:parent-style-name="Standard">
      <style:text-properties officeooo:rsid="0062ae3a" officeooo:paragraph-rsid="0062ae3a"/>
    </style:style>
    <style:style style:name="P128" style:family="paragraph" style:parent-style-name="Standard">
      <style:text-properties officeooo:rsid="006551fa" officeooo:paragraph-rsid="006551fa"/>
    </style:style>
    <style:style style:name="P129" style:family="paragraph" style:parent-style-name="Standard">
      <style:text-properties officeooo:paragraph-rsid="00671a41"/>
    </style:style>
    <style:style style:name="P130" style:family="paragraph" style:parent-style-name="Standard">
      <style:text-properties officeooo:rsid="0067f8a3" officeooo:paragraph-rsid="0067f8a3"/>
    </style:style>
    <style:style style:name="P131" style:family="paragraph" style:parent-style-name="Standard">
      <style:text-properties officeooo:rsid="00692eae" officeooo:paragraph-rsid="00692eae"/>
    </style:style>
    <style:style style:name="P132" style:family="paragraph" style:parent-style-name="Standard">
      <style:text-properties officeooo:rsid="00697dec" officeooo:paragraph-rsid="00697dec"/>
    </style:style>
    <style:style style:name="P133" style:family="paragraph" style:parent-style-name="Standard">
      <style:text-properties officeooo:rsid="006d9063" officeooo:paragraph-rsid="006d9063"/>
    </style:style>
    <style:style style:name="P134" style:family="paragraph" style:parent-style-name="Standard">
      <style:text-properties officeooo:rsid="006e5428" officeooo:paragraph-rsid="006e5428"/>
    </style:style>
    <style:style style:name="P135" style:family="paragraph" style:parent-style-name="Standard">
      <style:text-properties officeooo:rsid="006e98b5" officeooo:paragraph-rsid="006e98b5"/>
    </style:style>
    <style:style style:name="P136" style:family="paragraph" style:parent-style-name="Standard">
      <style:text-properties officeooo:rsid="007419cd" officeooo:paragraph-rsid="007419cd"/>
    </style:style>
    <style:style style:name="P137" style:family="paragraph" style:parent-style-name="Standard">
      <style:text-properties officeooo:rsid="0074f73d" officeooo:paragraph-rsid="0074f73d"/>
    </style:style>
    <style:style style:name="P138" style:family="paragraph" style:parent-style-name="Standard">
      <style:text-properties officeooo:rsid="00775f6f" officeooo:paragraph-rsid="00775f6f"/>
    </style:style>
    <style:style style:name="P139" style:family="paragraph" style:parent-style-name="Standard">
      <style:text-properties officeooo:rsid="00794d33" officeooo:paragraph-rsid="00794d33"/>
    </style:style>
    <style:style style:name="P140" style:family="paragraph" style:parent-style-name="Standard">
      <style:text-properties officeooo:rsid="007bd69e" officeooo:paragraph-rsid="007bd69e"/>
    </style:style>
    <style:style style:name="P141" style:family="paragraph" style:parent-style-name="Standard">
      <style:text-properties officeooo:rsid="007cf527" officeooo:paragraph-rsid="007cf527"/>
    </style:style>
    <style:style style:name="P142" style:family="paragraph" style:parent-style-name="Standard">
      <style:text-properties officeooo:rsid="007d69ac" officeooo:paragraph-rsid="007d69ac"/>
    </style:style>
    <style:style style:name="P143" style:family="paragraph" style:parent-style-name="Standard">
      <style:text-properties officeooo:rsid="007f4bc8" officeooo:paragraph-rsid="007f4bc8"/>
    </style:style>
    <style:style style:name="P144" style:family="paragraph" style:parent-style-name="Standard">
      <style:text-properties officeooo:rsid="008159dd" officeooo:paragraph-rsid="008159dd"/>
    </style:style>
    <style:style style:name="P145" style:family="paragraph" style:parent-style-name="Standard">
      <style:text-properties officeooo:rsid="00833e2b" officeooo:paragraph-rsid="00833e2b"/>
    </style:style>
    <style:style style:name="P146" style:family="paragraph" style:parent-style-name="Standard">
      <style:text-properties officeooo:rsid="00833e2b" officeooo:paragraph-rsid="00871eb2"/>
    </style:style>
    <style:style style:name="P147" style:family="paragraph" style:parent-style-name="Standard">
      <style:text-properties officeooo:rsid="008468ae" officeooo:paragraph-rsid="008468ae"/>
    </style:style>
    <style:style style:name="P148" style:family="paragraph" style:parent-style-name="Standard">
      <style:text-properties officeooo:paragraph-rsid="0084d9f0"/>
    </style:style>
    <style:style style:name="P149" style:family="paragraph" style:parent-style-name="Standard">
      <style:text-properties officeooo:rsid="0084d9f0" officeooo:paragraph-rsid="0084d9f0"/>
    </style:style>
    <style:style style:name="P150" style:family="paragraph" style:parent-style-name="Standard">
      <style:text-properties officeooo:rsid="008697b8" officeooo:paragraph-rsid="008697b8"/>
    </style:style>
    <style:style style:name="P151" style:family="paragraph" style:parent-style-name="Standard">
      <style:text-properties officeooo:rsid="00871eb2" officeooo:paragraph-rsid="00871eb2"/>
    </style:style>
    <style:style style:name="P152" style:family="paragraph" style:parent-style-name="Standard">
      <style:text-properties officeooo:rsid="008992c1" officeooo:paragraph-rsid="008992c1"/>
    </style:style>
    <style:style style:name="P153" style:family="paragraph" style:parent-style-name="Standard">
      <style:text-properties officeooo:rsid="008a3a44" officeooo:paragraph-rsid="008a3a44"/>
    </style:style>
    <style:style style:name="P154" style:family="paragraph" style:parent-style-name="Standard">
      <style:text-properties officeooo:paragraph-rsid="008697b8"/>
    </style:style>
    <style:style style:name="P155" style:family="paragraph" style:parent-style-name="Standard">
      <style:text-properties officeooo:paragraph-rsid="008bca63"/>
    </style:style>
    <style:style style:name="P156" style:family="paragraph" style:parent-style-name="Standard">
      <style:text-properties officeooo:rsid="008d7d09" officeooo:paragraph-rsid="008d7d09"/>
    </style:style>
    <style:style style:name="P157" style:family="paragraph" style:parent-style-name="Standard">
      <style:text-properties officeooo:rsid="00904cda" officeooo:paragraph-rsid="00904cda"/>
    </style:style>
    <style:style style:name="P158" style:family="paragraph" style:parent-style-name="Standard">
      <style:text-properties officeooo:paragraph-rsid="00904cda"/>
    </style:style>
    <style:style style:name="P159" style:family="paragraph" style:parent-style-name="Standard">
      <style:text-properties officeooo:rsid="0091e7f3" officeooo:paragraph-rsid="0091e7f3"/>
    </style:style>
    <style:style style:name="P160" style:family="paragraph" style:parent-style-name="Standard">
      <style:text-properties officeooo:paragraph-rsid="0092196c"/>
    </style:style>
    <style:style style:name="P161" style:family="paragraph" style:parent-style-name="Standard">
      <style:paragraph-properties fo:break-before="page"/>
      <style:text-properties officeooo:rsid="001256c1" officeooo:paragraph-rsid="001256c1"/>
    </style:style>
    <style:style style:name="P162" style:family="paragraph" style:parent-style-name="Standard">
      <style:paragraph-properties fo:break-before="page"/>
      <style:text-properties officeooo:rsid="005a9b7a" officeooo:paragraph-rsid="005a9b7a"/>
    </style:style>
    <style:style style:name="P163" style:family="paragraph" style:parent-style-name="Standard">
      <style:paragraph-properties fo:break-before="page"/>
      <style:text-properties officeooo:rsid="0074f73d" officeooo:paragraph-rsid="0074f73d"/>
    </style:style>
    <style:style style:name="P164" style:family="paragraph" style:parent-style-name="Standard">
      <style:paragraph-properties style:line-height-at-least="0.529cm"/>
      <style:text-properties fo:color="#d4d4d4" loext:opacity="100%" style:font-name="Consolas" fo:font-size="11.25pt" fo:font-weight="normal" fo:background-color="#1e1e1e"/>
    </style:style>
    <style:style style:name="P165" style:family="paragraph" style:parent-style-name="Standard">
      <style:paragraph-properties style:line-height-at-least="0.529cm"/>
      <style:text-properties fo:color="#d4d4d4" loext:opacity="100%" style:font-name="Consolas" fo:font-size="11.25pt" fo:font-weight="normal" officeooo:rsid="00833e2b" officeooo:paragraph-rsid="00871eb2" fo:background-color="#1e1e1e"/>
    </style:style>
    <style:style style:name="P166" style:family="paragraph" style:parent-style-name="Standard">
      <style:paragraph-properties style:line-height-at-least="0.529cm"/>
      <style:text-properties fo:color="#d4d4d4" loext:opacity="100%" fo:background-color="#1e1e1e"/>
    </style:style>
    <style:style style:name="P167" style:family="paragraph" style:parent-style-name="Standard">
      <style:text-properties fo:color="#d4d4d4" loext:opacity="100%" officeooo:rsid="0096d220" officeooo:paragraph-rsid="0096d220" fo:background-color="#1e1e1e"/>
    </style:style>
    <style:style style:name="P168" style:family="paragraph" style:parent-style-name="Standard">
      <style:text-properties officeooo:rsid="00904cda" officeooo:paragraph-rsid="00904cda"/>
    </style:style>
    <style:style style:name="P169" style:family="paragraph" style:parent-style-name="Standard">
      <style:text-properties officeooo:rsid="0096d220" officeooo:paragraph-rsid="0096d220"/>
    </style:style>
    <style:style style:name="T1" style:family="text">
      <style:text-properties officeooo:rsid="0008628d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style:font-name="Consolas" fo:font-size="11.25pt" fo:font-weight="normal"/>
    </style:style>
    <style:style style:name="T4" style:family="text">
      <style:text-properties fo:color="#569cd6" loext:opacity="100%" style:font-name="Consolas" fo:font-size="11.25pt" fo:font-weight="normal" fo:background-color="#1e1e1e" loext:char-shading-value="0"/>
    </style:style>
    <style:style style:name="T5" style:family="text">
      <style:text-properties fo:color="#569cd6" loext:opacity="100%" style:font-name="Consolas" fo:font-size="11.25pt" fo:font-weight="normal" officeooo:rsid="006551fa"/>
    </style:style>
    <style:style style:name="T6" style:family="text">
      <style:text-properties fo:color="#569cd6" loext:opacity="100%" style:font-name="Consolas" fo:font-size="11.25pt" fo:font-weight="normal" officeooo:rsid="007d69ac"/>
    </style:style>
    <style:style style:name="T7" style:family="text">
      <style:text-properties fo:color="#d4d4d4" loext:opacity="100%" style:font-name="Consolas" fo:font-size="11.25pt" fo:font-weight="normal" fo:background-color="#1e1e1e" loext:char-shading-value="0"/>
    </style:style>
    <style:style style:name="T8" style:family="text">
      <style:text-properties fo:color="#d4d4d4" loext:opacity="100%" fo:background-color="#1e1e1e" loext:char-shading-value="0"/>
    </style:style>
    <style:style style:name="T9" style:family="text">
      <style:text-properties fo:color="#dcdcaa" loext:opacity="100%"/>
    </style:style>
    <style:style style:name="T10" style:family="text">
      <style:text-properties fo:color="#dcdcaa" loext:opacity="100%" style:font-name="Consolas" fo:font-size="11.25pt" fo:font-weight="normal"/>
    </style:style>
    <style:style style:name="T11" style:family="text">
      <style:text-properties fo:color="#dcdcaa" loext:opacity="100%" style:font-name="Consolas" fo:font-size="11.25pt" fo:font-weight="normal" fo:background-color="#1e1e1e" loext:char-shading-value="0"/>
    </style:style>
    <style:style style:name="T12" style:family="text">
      <style:text-properties fo:color="#dcdcaa" loext:opacity="100%" style:font-name="Consolas" fo:font-size="11.25pt" fo:font-weight="normal" officeooo:rsid="006551fa"/>
    </style:style>
    <style:style style:name="T13" style:family="text">
      <style:text-properties fo:color="#dcdcaa" loext:opacity="100%" style:font-name="Consolas" fo:font-size="11.25pt" fo:font-weight="normal" officeooo:rsid="007d69ac"/>
    </style:style>
    <style:style style:name="T14" style:family="text">
      <style:text-properties fo:color="#dcdcaa" loext:opacity="100%" officeooo:rsid="001256c1"/>
    </style:style>
    <style:style style:name="T15" style:family="text">
      <style:text-properties fo:color="#dcdcaa" loext:opacity="100%" officeooo:rsid="00709246"/>
    </style:style>
    <style:style style:name="T16" style:family="text">
      <style:text-properties fo:color="#ce9178" loext:opacity="100%"/>
    </style:style>
    <style:style style:name="T17" style:family="text">
      <style:text-properties fo:color="#ce9178" loext:opacity="100%" style:font-name="Consolas" fo:font-size="11.25pt" fo:font-weight="normal"/>
    </style:style>
    <style:style style:name="T18" style:family="text">
      <style:text-properties fo:color="#ce9178" loext:opacity="100%" style:font-name="Consolas" fo:font-size="11.25pt" fo:font-weight="normal" fo:background-color="#1e1e1e" loext:char-shading-value="0"/>
    </style:style>
    <style:style style:name="T19" style:family="text">
      <style:text-properties fo:color="#ce9178" loext:opacity="100%" officeooo:rsid="001256c1"/>
    </style:style>
    <style:style style:name="T20" style:family="text">
      <style:text-properties fo:color="#ce9178" loext:opacity="100%" officeooo:rsid="0016a664"/>
    </style:style>
    <style:style style:name="T21" style:family="text">
      <style:text-properties fo:color="#ce9178" loext:opacity="100%" officeooo:rsid="001b5439"/>
    </style:style>
    <style:style style:name="T22" style:family="text">
      <style:text-properties fo:color="#ce9178" loext:opacity="100%" officeooo:rsid="0021b12b"/>
    </style:style>
    <style:style style:name="T23" style:family="text">
      <style:text-properties fo:color="#4fc1ff" loext:opacity="100%"/>
    </style:style>
    <style:style style:name="T24" style:family="text">
      <style:text-properties fo:color="#4fc1ff" loext:opacity="100%" style:font-name="Consolas" fo:font-size="11.25pt" fo:font-weight="normal"/>
    </style:style>
    <style:style style:name="T25" style:family="text">
      <style:text-properties fo:color="#4fc1ff" loext:opacity="100%" style:font-name="Consolas" fo:font-size="11.25pt" fo:font-weight="normal" fo:background-color="#1e1e1e" loext:char-shading-value="0"/>
    </style:style>
    <style:style style:name="T26" style:family="text">
      <style:text-properties fo:color="#4fc1ff" loext:opacity="100%" officeooo:rsid="001256c1"/>
    </style:style>
    <style:style style:name="T27" style:family="text">
      <style:text-properties fo:color="#b5cea8" loext:opacity="100%"/>
    </style:style>
    <style:style style:name="T28" style:family="text">
      <style:text-properties fo:color="#b5cea8" loext:opacity="100%" style:font-name="Consolas" fo:font-size="11.25pt" fo:font-weight="normal"/>
    </style:style>
    <style:style style:name="T29" style:family="text">
      <style:text-properties fo:color="#b5cea8" loext:opacity="100%" style:font-name="Consolas" fo:font-size="11.25pt" fo:font-weight="normal" fo:background-color="#1e1e1e" loext:char-shading-value="0"/>
    </style:style>
    <style:style style:name="T30" style:family="text">
      <style:text-properties fo:color="#9cdcfe" loext:opacity="100%"/>
    </style:style>
    <style:style style:name="T31" style:family="text">
      <style:text-properties fo:color="#9cdcfe" loext:opacity="100%" style:font-name="Consolas" fo:font-size="11.25pt" fo:font-weight="normal"/>
    </style:style>
    <style:style style:name="T32" style:family="text">
      <style:text-properties fo:color="#9cdcfe" loext:opacity="100%" style:font-name="Consolas" fo:font-size="11.25pt" fo:font-weight="normal" fo:background-color="#1e1e1e" loext:char-shading-value="0"/>
    </style:style>
    <style:style style:name="T33" style:family="text">
      <style:text-properties fo:color="#9cdcfe" loext:opacity="100%" style:font-name="Consolas" fo:font-size="11.25pt" fo:font-weight="normal" officeooo:rsid="006551fa"/>
    </style:style>
    <style:style style:name="T34" style:family="text">
      <style:text-properties fo:color="#9cdcfe" loext:opacity="100%" style:font-name="Consolas" fo:font-size="11.25pt" fo:font-weight="normal" officeooo:rsid="007d69ac"/>
    </style:style>
    <style:style style:name="T35" style:family="text">
      <style:text-properties fo:color="#9cdcfe" loext:opacity="100%" officeooo:rsid="00403b7c"/>
    </style:style>
    <style:style style:name="T36" style:family="text">
      <style:text-properties fo:color="#9cdcfe" loext:opacity="100%" officeooo:rsid="0057de58"/>
    </style:style>
    <style:style style:name="T37" style:family="text">
      <style:text-properties style:font-name="Consolas" fo:font-size="11.25pt" fo:font-weight="normal"/>
    </style:style>
    <style:style style:name="T38" style:family="text">
      <style:text-properties style:font-name="Consolas" fo:font-size="11.25pt" fo:font-weight="normal" officeooo:rsid="006551fa"/>
    </style:style>
    <style:style style:name="T39" style:family="text">
      <style:text-properties style:font-name="Consolas" fo:font-size="11.25pt" fo:font-weight="normal" officeooo:rsid="007d69ac"/>
    </style:style>
    <style:style style:name="T40" style:family="text">
      <style:text-properties officeooo:rsid="000a74d0"/>
    </style:style>
    <style:style style:name="T41" style:family="text">
      <style:text-properties fo:color="#c586c0" loext:opacity="100%"/>
    </style:style>
    <style:style style:name="T42" style:family="text">
      <style:text-properties fo:color="#c586c0" loext:opacity="100%" officeooo:rsid="0016a664"/>
    </style:style>
    <style:style style:name="T43" style:family="text">
      <style:text-properties fo:color="#c586c0" loext:opacity="100%" officeooo:rsid="001b5439"/>
    </style:style>
    <style:style style:name="T44" style:family="text">
      <style:text-properties fo:color="#c586c0" loext:opacity="100%" style:font-name="Consolas" fo:font-size="11.25pt" fo:font-weight="normal"/>
    </style:style>
    <style:style style:name="T45" style:family="text">
      <style:text-properties fo:color="#c586c0" loext:opacity="100%" style:font-name="Consolas" fo:font-size="11.25pt" fo:font-weight="normal" fo:background-color="#1e1e1e" loext:char-shading-value="0"/>
    </style:style>
    <style:style style:name="T46" style:family="text">
      <style:text-properties fo:color="#c586c0" loext:opacity="100%" style:font-name="Consolas" fo:font-size="11.25pt" fo:font-weight="normal" officeooo:rsid="006551fa"/>
    </style:style>
    <style:style style:name="T47" style:family="text">
      <style:text-properties fo:color="#c586c0" loext:opacity="100%" style:font-name="Consolas" fo:font-size="11.25pt" fo:font-weight="normal" officeooo:rsid="007d69ac"/>
    </style:style>
    <style:style style:name="T48" style:family="text">
      <style:text-properties officeooo:rsid="001256c1"/>
    </style:style>
    <style:style style:name="T49" style:family="text">
      <style:text-properties officeooo:rsid="001313e5"/>
    </style:style>
    <style:style style:name="T50" style:family="text">
      <style:text-properties officeooo:rsid="00168c2d"/>
    </style:style>
    <style:style style:name="T51" style:family="text">
      <style:text-properties officeooo:rsid="0016a664"/>
    </style:style>
    <style:style style:name="T52" style:family="text">
      <style:text-properties officeooo:rsid="00198829"/>
    </style:style>
    <style:style style:name="T53" style:family="text">
      <style:text-properties officeooo:rsid="001b5439"/>
    </style:style>
    <style:style style:name="T54" style:family="text">
      <style:text-properties officeooo:rsid="001d2f06"/>
    </style:style>
    <style:style style:name="T55" style:family="text">
      <style:text-properties officeooo:rsid="001e5490"/>
    </style:style>
    <style:style style:name="T56" style:family="text">
      <style:text-properties officeooo:rsid="002472b9"/>
    </style:style>
    <style:style style:name="T57" style:family="text">
      <style:text-properties fo:color="#4ec9b0" loext:opacity="100%"/>
    </style:style>
    <style:style style:name="T58" style:family="text">
      <style:text-properties fo:color="#4ec9b0" loext:opacity="100%" style:font-name="Consolas" fo:font-size="11.25pt" fo:font-weight="normal"/>
    </style:style>
    <style:style style:name="T59" style:family="text">
      <style:text-properties officeooo:rsid="0027d094"/>
    </style:style>
    <style:style style:name="T60" style:family="text">
      <style:text-properties officeooo:rsid="00293fa9"/>
    </style:style>
    <style:style style:name="T61" style:family="text">
      <style:text-properties officeooo:rsid="002a1d7c"/>
    </style:style>
    <style:style style:name="T62" style:family="text">
      <style:text-properties officeooo:rsid="002b69f3"/>
    </style:style>
    <style:style style:name="T63" style:family="text">
      <style:text-properties officeooo:rsid="002dee63"/>
    </style:style>
    <style:style style:name="T64" style:family="text">
      <style:text-properties officeooo:rsid="00338597"/>
    </style:style>
    <style:style style:name="T65" style:family="text">
      <style:text-properties officeooo:rsid="0034c361"/>
    </style:style>
    <style:style style:name="T66" style:family="text">
      <style:text-properties officeooo:rsid="002ef72b"/>
    </style:style>
    <style:style style:name="T67" style:family="text">
      <style:text-properties officeooo:rsid="00382b71"/>
    </style:style>
    <style:style style:name="T68" style:family="text">
      <style:text-properties officeooo:rsid="003a2c16"/>
    </style:style>
    <style:style style:name="T69" style:family="text">
      <style:text-properties officeooo:rsid="00389223"/>
    </style:style>
    <style:style style:name="T70" style:family="text">
      <style:text-properties officeooo:rsid="003a5fad"/>
    </style:style>
    <style:style style:name="T71" style:family="text">
      <style:text-properties fo:font-style="italic" officeooo:rsid="003a5fad" style:font-style-asian="italic" style:font-style-complex="italic"/>
    </style:style>
    <style:style style:name="T72" style:family="text">
      <style:text-properties fo:font-style="normal" officeooo:rsid="003a5fad" style:font-style-asian="normal" style:font-style-complex="normal"/>
    </style:style>
    <style:style style:name="T73" style:family="text">
      <style:text-properties officeooo:rsid="003ab8d1"/>
    </style:style>
    <style:style style:name="T74" style:family="text">
      <style:text-properties officeooo:rsid="003ada65"/>
    </style:style>
    <style:style style:name="T75" style:family="text">
      <style:text-properties officeooo:rsid="003bb227"/>
    </style:style>
    <style:style style:name="T76" style:family="text">
      <style:text-properties officeooo:rsid="003fec21"/>
    </style:style>
    <style:style style:name="T77" style:family="text">
      <style:text-properties officeooo:rsid="004e7774"/>
    </style:style>
    <style:style style:name="T78" style:family="text">
      <style:text-properties officeooo:rsid="004fdd04"/>
    </style:style>
    <style:style style:name="T79" style:family="text">
      <style:text-properties officeooo:rsid="00523306"/>
    </style:style>
    <style:style style:name="T80" style:family="text">
      <style:text-properties officeooo:rsid="005243fc"/>
    </style:style>
    <style:style style:name="T81" style:family="text">
      <style:text-properties officeooo:rsid="0053dca7"/>
    </style:style>
    <style:style style:name="T82" style:family="text">
      <style:text-properties officeooo:rsid="00567aef"/>
    </style:style>
    <style:style style:name="T83" style:family="text">
      <style:text-properties officeooo:rsid="005dfe93"/>
    </style:style>
    <style:style style:name="T84" style:family="text">
      <style:text-properties officeooo:rsid="005e0ec5"/>
    </style:style>
    <style:style style:name="T85" style:family="text">
      <style:text-properties officeooo:rsid="005ebf14"/>
    </style:style>
    <style:style style:name="T86" style:family="text">
      <style:text-properties officeooo:rsid="006033af"/>
    </style:style>
    <style:style style:name="T87" style:family="text">
      <style:text-properties officeooo:rsid="00644e81"/>
    </style:style>
    <style:style style:name="T88" style:family="text">
      <style:text-properties officeooo:rsid="00671a41"/>
    </style:style>
    <style:style style:name="T89" style:family="text">
      <style:text-properties officeooo:rsid="00692eae"/>
    </style:style>
    <style:style style:name="T90" style:family="text">
      <style:text-properties officeooo:rsid="0076e1f1"/>
    </style:style>
    <style:style style:name="T91" style:family="text">
      <style:text-properties officeooo:rsid="007a7c5e"/>
    </style:style>
    <style:style style:name="T92" style:family="text">
      <style:text-properties officeooo:rsid="008042b7"/>
    </style:style>
    <style:style style:name="T93" style:family="text">
      <style:text-properties officeooo:rsid="0084d9f0"/>
    </style:style>
    <style:style style:name="T94" style:family="text">
      <style:text-properties officeooo:rsid="008697b8"/>
    </style:style>
    <style:style style:name="T95" style:family="text">
      <style:text-properties officeooo:rsid="00871eb2"/>
    </style:style>
    <style:style style:name="T96" style:family="text">
      <style:text-properties officeooo:rsid="0088997d"/>
    </style:style>
    <style:style style:name="T97" style:family="text">
      <style:text-properties officeooo:rsid="0089e5fa"/>
    </style:style>
    <style:style style:name="T98" style:family="text">
      <style:text-properties officeooo:rsid="008a3a44"/>
    </style:style>
    <style:style style:name="T99" style:family="text">
      <style:text-properties officeooo:rsid="008bca63"/>
    </style:style>
    <style:style style:name="T100" style:family="text">
      <style:text-properties officeooo:rsid="009219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cion</text:p>
      <text:p text:style-name="P2">Creamos al archivo package.json con npm init -y</text:p>
      <text:p text:style-name="P2"/>
      <text:p text:style-name="P3">Creamos una carpeta src para manejar el codigo</text:p>
      <text:p text:style-name="P3"/>
      <text:p text:style-name="P3">Importamos express con npm i express</text:p>
      <text:p text:style-name="P3"/>
      <text:p text:style-name="P4">en src creamos una archivo index.js <text:span text:style-name="T1">en el que creamos el servidor</text:span></text:p>
      <text:p text:style-name="P4"/>
      <text:p text:style-name="P6"><text:span text:style-name="T2">const</text:span> <text:span text:style-name="T9">express</text:span> = <text:span text:style-name="T9">require</text:span>(<text:span text:style-name="T16">'express'</text:span>);</text:p>
      <text:p text:style-name="P66"><text:span text:style-name="T4">const</text:span><text:span text:style-name="T7"> </text:span><text:span text:style-name="T25">app</text:span><text:span text:style-name="T7"> = </text:span><text:span text:style-name="T11">express</text:span><text:span text:style-name="T7">();</text:span></text:p>
      <text:p text:style-name="P66"><text:span text:style-name="T25">app</text:span><text:span text:style-name="T7">.</text:span><text:span text:style-name="T11">listen</text:span><text:span text:style-name="T7">(</text:span><text:span text:style-name="T29">3000</text:span><text:span text:style-name="T7">);</text:span></text:p>
      <text:p text:style-name="P5"><text:span text:style-name="T30">console</text:span>.<text:span text:style-name="T9">log</text:span>(<text:span text:style-name="T16">"Server en puerto 3000"</text:span>);</text:p>
      <text:p text:style-name="P4"/>
      <text:p text:style-name="P67">Importamos babel </text:p>
      <text:p text:style-name="P67"/>
      <text:p text:style-name="P67">npm i @babel/core @babel/cli @babel/node @babel/preset-env -d</text:p>
      <text:p text:style-name="P67"/>
      <text:p text:style-name="P68">Creamos en la raiz del proyecto un archivo llamado .babelrc <text:span text:style-name="T40">y le agregamos codigo</text:span></text:p>
      <text:p text:style-name="P68"/>
      <text:p text:style-name="P68">Con presets le decimos a babel que modulos debe cargar desde el package.json</text:p>
      <text:p text:style-name="P68"/>
      <text:p text:style-name="P7">{</text:p>
      <text:p text:style-name="P59">    <text:span text:style-name="T31">"presets"</text:span><text:span text:style-name="T37">: [</text:span></text:p>
      <text:p text:style-name="P59">        <text:span text:style-name="T17">"@babel/env"</text:span></text:p>
      <text:p text:style-name="P59">    <text:span text:style-name="T37">]</text:span></text:p>
      <text:p text:style-name="P5">}</text:p>
      <text:p text:style-name="P68"/>
      <text:p text:style-name="P69">en index.js eliminamos la importacion antigua de express y le agregamos importacion moderna</text:p>
      <text:p text:style-name="P69"/>
      <text:p text:style-name="P8"><text:span text:style-name="T41">import</text:span> <text:span text:style-name="T30">express</text:span> <text:span text:style-name="T41">from</text:span> <text:span text:style-name="T16">'express'</text:span>;</text:p>
      <text:p text:style-name="P69"/>
      <text:p text:style-name="P70">Ahora para correr el codigo debemos ejecutar</text:p>
      <text:p text:style-name="P70"/>
      <text:p text:style-name="P70">npx babel-node src/index.js</text:p>
      <text:p text:style-name="P70"/>
      <text:p text:style-name="P71">Agregamos un script en package.json</text:p>
      <text:p text:style-name="P71"/>
      <text:p text:style-name="P9"><text:span text:style-name="T30">"scripts"</text:span>: {</text:p>
      <text:p text:style-name="P59">    <text:span text:style-name="T31">"start"</text:span><text:span text:style-name="T37">: </text:span><text:span text:style-name="T17">"babel-node src/index.js"</text:span></text:p>
      <text:p text:style-name="P59">  <text:span text:style-name="T37">},</text:span></text:p>
      <text:p text:style-name="P71"/>
      <text:p text:style-name="P72">Si queremos que se ejecute con nodemon</text:p>
      <text:p text:style-name="P72"/>
      <text:p text:style-name="P61"> <text:span text:style-name="T31">"scripts"</text:span><text:span text:style-name="T37">: {</text:span></text:p>
      <text:p text:style-name="P59">    <text:span text:style-name="T31">"start"</text:span><text:span text:style-name="T37">: </text:span><text:span text:style-name="T17">"nodemon src/index.js --exec babel-node"</text:span></text:p>
      <text:p text:style-name="P59">  <text:span text:style-name="T37">},</text:span></text:p>
      <text:p text:style-name="P72"/>
      <text:p text:style-name="P72"/>
      <text:p text:style-name="P161">Modificamos el archivo index.js <text:span text:style-name="T49">para cargar el servidor con variables</text:span></text:p>
      <text:p text:style-name="P73"/>
      <text:p text:style-name="P10"><text:span text:style-name="T26">app</text:span><text:span text:style-name="T48">.</text:span><text:span text:style-name="T14">set</text:span><text:span text:style-name="T48">(</text:span><text:span text:style-name="T19">'port'</text:span><text:span text:style-name="T48">, </text:span><text:span text:style-name="T30">process</text:span>.<text:span text:style-name="T30">env</text:span>.<text:span text:style-name="T23">PORT</text:span> || <text:span text:style-name="T27">3000</text:span><text:span text:style-name="T48">);</text:span></text:p>
      <text:p text:style-name="P66"><text:span text:style-name="T25">app</text:span><text:span text:style-name="T7">.</text:span><text:span text:style-name="T11">listen</text:span><text:span text:style-name="T7">(</text:span><text:span text:style-name="T25">app</text:span><text:span text:style-name="T7">.</text:span><text:span text:style-name="T11">get</text:span><text:span text:style-name="T7">(</text:span><text:span text:style-name="T18">'port'</text:span><text:span text:style-name="T7">));</text:span></text:p>
      <text:p text:style-name="P5"><text:span text:style-name="T30">console</text:span>.<text:span text:style-name="T9">log</text:span>(<text:span text:style-name="T16">`Server en puerto </text:span><text:span text:style-name="T2">${</text:span><text:span text:style-name="T23">app</text:span>.<text:span text:style-name="T9">get</text:span>(<text:span text:style-name="T16">'port'</text:span>)<text:span text:style-name="T2">}</text:span><text:span text:style-name="T16">`</text:span>);</text:p>
      <text:p text:style-name="P73"/>
      <text:p text:style-name="P74">Agregamos una ruta basica que devuelve un json de saludo</text:p>
      <text:p text:style-name="P74"/>
      <text:p text:style-name="P11"><text:span text:style-name="T23">app</text:span>.<text:span text:style-name="T9">get</text:span>(<text:span text:style-name="T16">'/'</text:span>, (<text:span text:style-name="T30">req</text:span>,<text:span text:style-name="T30">res</text:span>) <text:span text:style-name="T2">=&gt;</text:span> {</text:p>
      <text:p text:style-name="P59">    <text:span text:style-name="T31">res</text:span><text:span text:style-name="T37">.</text:span><text:span text:style-name="T10">json</text:span><text:span text:style-name="T37">({</text:span><text:span text:style-name="T31">message:</text:span><text:span text:style-name="T37"> </text:span><text:span text:style-name="T17">"Bienvenido a la aplicacion"</text:span><text:span text:style-name="T37">});</text:span></text:p>
      <text:p text:style-name="P5">})</text:p>
      <text:p text:style-name="P74"/>
      <text:p text:style-name="P75">Creamos una carpeta llamada routes y dentro un archivo llamado index.js, <text:span text:style-name="T50">importamos el router de express y creamos una ruta llamada tareas y exportamos el router</text:span></text:p>
      <text:p text:style-name="P75"/>
      <text:p text:style-name="P12"><text:span text:style-name="T41">import</text:span> {<text:span text:style-name="T30">Router</text:span>} <text:span text:style-name="T41">from</text:span> <text:span text:style-name="T16">'express'</text:span>;</text:p>
      <text:p text:style-name="P66"/>
      <text:p text:style-name="P5"><text:span text:style-name="T2">const</text:span> <text:span text:style-name="T23">router</text:span> = <text:span text:style-name="T9">Router</text:span>();</text:p>
      <text:p text:style-name="P66"/>
      <text:p text:style-name="P5"><text:span text:style-name="T23">router</text:span>.<text:span text:style-name="T9">get</text:span>(<text:span text:style-name="T16">'/task'</text:span>, (<text:span text:style-name="T30">req</text:span>, <text:span text:style-name="T30">res</text:span>) <text:span text:style-name="T2">=&gt;</text:span> {</text:p>
      <text:p text:style-name="P59">    <text:span text:style-name="T31">res</text:span><text:span text:style-name="T37">.</text:span><text:span text:style-name="T10">send</text:span><text:span text:style-name="T37">(</text:span><text:span text:style-name="T17">'Tasks'</text:span><text:span text:style-name="T37">);</text:span></text:p>
      <text:p text:style-name="P5">})</text:p>
      <text:p text:style-name="P66"/>
      <text:p text:style-name="P5"><text:span text:style-name="T41">export</text:span> <text:span text:style-name="T41">default</text:span> <text:span text:style-name="T23">router</text:span>;</text:p>
      <text:p text:style-name="P75"/>
      <text:p text:style-name="P76">En index.js importamos el index de routes</text:p>
      <text:p text:style-name="P76"/>
      <text:p text:style-name="P13"><text:span text:style-name="T42">import</text:span><text:span text:style-name="T51"> </text:span><text:span text:style-name="T30">IndexRoutes</text:span><text:span text:style-name="T51"> </text:span><text:span text:style-name="T42">from</text:span><text:span text:style-name="T51"> </text:span><text:span text:style-name="T20">'./routes/index'</text:span><text:span text:style-name="T51">;</text:span></text:p>
      <text:p text:style-name="P13"/>
      <text:p text:style-name="P77">usamos el IndexRoutes</text:p>
      <text:p text:style-name="P77"/>
      <text:p text:style-name="P14"><text:span text:style-name="T23">app</text:span>.<text:span text:style-name="T9">use</text:span>(<text:span text:style-name="T23">IndexRoutes</text:span>);</text:p>
      <text:p text:style-name="P77"/>
      <text:p text:style-name="P78">Creamos un archivo en src llamado app.js y movemos los datos de index.js que corresponden a la configuracion del servidor <text:span text:style-name="T52">y exportamos app</text:span></text:p>
      <text:p text:style-name="P78"/>
      <text:p text:style-name="P15"><text:span text:style-name="T41">import</text:span> <text:span text:style-name="T30">express</text:span> <text:span text:style-name="T41">from</text:span> <text:span text:style-name="T16">'express'</text:span>;</text:p>
      <text:p text:style-name="P5"><text:span text:style-name="T41">import</text:span> <text:span text:style-name="T30">IndexRoutes</text:span> <text:span text:style-name="T41">from</text:span> <text:span text:style-name="T16">'./routes/index'</text:span>;</text:p>
      <text:p text:style-name="P66"/>
      <text:p text:style-name="P5"><text:span text:style-name="T2">const</text:span> <text:span text:style-name="T23">app</text:span> = <text:span text:style-name="T9">express</text:span>();</text:p>
      <text:p text:style-name="P66"/>
      <text:p text:style-name="P5"><text:span text:style-name="T23">app</text:span>.<text:span text:style-name="T9">set</text:span>(<text:span text:style-name="T16">'port'</text:span>, <text:span text:style-name="T30">process</text:span>.<text:span text:style-name="T30">env</text:span>.<text:span text:style-name="T23">PORT</text:span> || <text:span text:style-name="T27">3000</text:span>);</text:p>
      <text:p text:style-name="P66"/>
      <text:p text:style-name="P5"><text:span text:style-name="T23">app</text:span>.<text:span text:style-name="T9">get</text:span>(<text:span text:style-name="T16">'/'</text:span>, (<text:span text:style-name="T30">req</text:span>,<text:span text:style-name="T30">res</text:span>) <text:span text:style-name="T2">=&gt;</text:span> {</text:p>
      <text:p text:style-name="P59">    <text:span text:style-name="T31">res</text:span><text:span text:style-name="T37">.</text:span><text:span text:style-name="T10">json</text:span><text:span text:style-name="T37">({</text:span><text:span text:style-name="T31">message:</text:span><text:span text:style-name="T37"> </text:span><text:span text:style-name="T17">"Bienvenido a la aplicacion"</text:span><text:span text:style-name="T37">});</text:span></text:p>
      <text:p text:style-name="P5">})</text:p>
      <text:p text:style-name="P66"/>
      <text:p text:style-name="P5"><text:span text:style-name="T23">app</text:span>.<text:span text:style-name="T9">use</text:span>(<text:span text:style-name="T23">IndexRoutes</text:span>);</text:p>
      <text:p text:style-name="P5"/>
      <text:p text:style-name="P5"><text:span text:style-name="T41">export</text:span> <text:span text:style-name="T41">default</text:span> <text:span text:style-name="T23">app</text:span>;</text:p>
      <text:p text:style-name="P79"><text:soft-page-break/>En index.js importamos app</text:p>
      <text:p text:style-name="P79"/>
      <text:p text:style-name="P16"><text:span text:style-name="T41">import</text:span> <text:span text:style-name="T30">app</text:span> <text:span text:style-name="T41">from</text:span> <text:span text:style-name="T16">'./app'</text:span></text:p>
      <text:p text:style-name="P79"/>
      <text:p text:style-name="P80">Le cambiamos el nombre de index.js de routes a task-routes.js, <text:span text:style-name="T54">y modificamos la importacion del archivo en app.js, </text:span><text:span text:style-name="T55">ya no se llamara IndexRoutes sino TaskRoutes</text:span></text:p>
      <text:p text:style-name="P80"/>
      <text:p text:style-name="P18"><text:span text:style-name="T43">import</text:span><text:span text:style-name="T53"> </text:span><text:span text:style-name="T30">TaskRoutes</text:span><text:span text:style-name="T53"> </text:span><text:span text:style-name="T43">from</text:span><text:span text:style-name="T53"> </text:span><text:span text:style-name="T21">"./routes/tasks-routes"</text:span><text:span text:style-name="T53">;</text:span></text:p>
      <text:p text:style-name="P80"/>
      <text:p text:style-name="P17"><text:span text:style-name="T23">app</text:span>.<text:span text:style-name="T9">use</text:span>(<text:span text:style-name="T23">TaskRoutes</text:span>);</text:p>
      <text:p text:style-name="P80"/>
      <text:p text:style-name="P81">Modificamos el middleware para que ahora tengan la ruta api</text:p>
      <text:p text:style-name="P81"/>
      <text:p text:style-name="P19"><text:span text:style-name="T23">app</text:span>.<text:span text:style-name="T9">use</text:span>(<text:span text:style-name="T16">'/api/</text:span><text:span text:style-name="T22">tasks</text:span><text:span text:style-name="T16">'</text:span>,<text:span text:style-name="T23">TaskRoutes</text:span>);</text:p>
      <text:p text:style-name="P81"/>
      <text:p text:style-name="P82">modificamos la ruta de tasks-routes.js por que ahora la ruta esta en el middelware</text:p>
      <text:p text:style-name="P82"/>
      <text:p text:style-name="P20"><text:span text:style-name="T23">router</text:span>.<text:span text:style-name="T9">get</text:span>(<text:span text:style-name="T16">'/'</text:span>, (<text:span text:style-name="T30">req</text:span>, <text:span text:style-name="T30">res</text:span>) <text:span text:style-name="T2">=&gt;</text:span> {</text:p>
      <text:p text:style-name="P82"/>
      <text:p text:style-name="P83">importamos mongoose npm i mongoose</text:p>
      <text:p text:style-name="P83"/>
      <text:p text:style-name="P83">Creamos en src un archivo llamado database.js <text:span text:style-name="T56">e importamos mongoose</text:span></text:p>
      <text:p text:style-name="P83"/>
      <text:p text:style-name="P21"><text:span text:style-name="T41">import</text:span> <text:span text:style-name="T30">mongoose</text:span>, { <text:span text:style-name="T30">mongo</text:span> } <text:span text:style-name="T41">from</text:span> <text:span text:style-name="T16">'mongoose'</text:span>;</text:p>
      <text:p text:style-name="P83"/>
      <text:p text:style-name="P84">Creamos una funcion autoejecutable</text:p>
      <text:p text:style-name="P84"/>
      <text:p text:style-name="P22">(<text:span text:style-name="T2">async</text:span> () <text:span text:style-name="T2">=&gt;</text:span> {</text:p>
      <text:p text:style-name="P59">    <text:span text:style-name="T3">const</text:span><text:span text:style-name="T37"> </text:span><text:span text:style-name="T24">db</text:span><text:span text:style-name="T37"> = </text:span><text:span text:style-name="T44">await</text:span><text:span text:style-name="T37"> </text:span><text:span text:style-name="T58">mongoose</text:span><text:span text:style-name="T37">.</text:span><text:span text:style-name="T10">connect</text:span><text:span text:style-name="T37">(</text:span><text:span text:style-name="T17">'mongodb://localhost/tasksapi', {</text:span></text:p>
      <text:p text:style-name="P59">        <text:span text:style-name="T31">useNewUrlParser:</text:span><text:span text:style-name="T37"> </text:span><text:span text:style-name="T3">true</text:span><text:span text:style-name="T37">,</text:span></text:p>
      <text:p text:style-name="P59">        <text:span text:style-name="T31">useUnifiedTopology:</text:span><text:span text:style-name="T37"> </text:span><text:span text:style-name="T3">true</text:span><text:span text:style-name="T37">, </text:span></text:p>
      <text:p text:style-name="P59"><text:span text:style-name="T31"><text:s text:c="4"/>useFindAndModify:</text:span><text:span text:style-name="T37"> </text:span><text:span text:style-name="T3">true</text:span></text:p>
      <text:p text:style-name="P59">    <text:span text:style-name="T37">})</text:span></text:p>
      <text:p text:style-name="P99"/>
      <text:p text:style-name="P60">    <text:span text:style-name="T31">console</text:span><text:span text:style-name="T37">.</text:span><text:span text:style-name="T10">log</text:span><text:span text:style-name="T37">(</text:span><text:span text:style-name="T17">"Conexion a base de datos: "</text:span><text:span text:style-name="T37">,</text:span><text:span text:style-name="T24">db</text:span><text:span text:style-name="T37">.</text:span><text:span text:style-name="T24">connection</text:span><text:span text:style-name="T37">.</text:span><text:span text:style-name="T31">name</text:span><text:span text:style-name="T37">);</text:span></text:p>
      <text:p text:style-name="P5">})();</text:p>
      <text:p text:style-name="P5"/>
      <text:p text:style-name="P85">En index.js <text:span text:style-name="T59">importamos database, al importarlo ejecuta la funcion autoejecutable</text:span></text:p>
      <text:p text:style-name="P85"/>
      <text:p text:style-name="P23"><text:span text:style-name="T41">import</text:span> <text:span text:style-name="T16">'./database'</text:span>;</text:p>
      <text:p text:style-name="P85"/>
      <text:p text:style-name="P86">Creamos en la raiz un archivo llamado .env, <text:span text:style-name="T60">que usaremos para los datos de la conexion de base de datos </text:span><text:span text:style-name="T61">y variables de entorno</text:span></text:p>
      <text:p text:style-name="P86"/>
      <text:p text:style-name="P86">MONGODB_URI=mongodb://localhost/tasksapi</text:p>
      <text:p text:style-name="P86"/>
      <text:p text:style-name="P87">Importamos el modulo dotenv que nos permitira trabajar con los archivos .env</text:p>
      <text:p text:style-name="P87"/>
      <text:p text:style-name="P87">npm i dotenv</text:p>
      <text:p text:style-name="P87"/>
      <text:p text:style-name="P88">Modificamos la uri en database por la constante del archivo .env</text:p>
      <text:p text:style-name="P88"/>
      <text:p text:style-name="P24"><text:soft-page-break/><text:span text:style-name="T2">const</text:span> <text:span text:style-name="T23">db</text:span> = <text:span text:style-name="T41">await</text:span> <text:span text:style-name="T57">mongoose</text:span>.<text:span text:style-name="T9">connect</text:span>(<text:span text:style-name="T30">process</text:span>.<text:span text:style-name="T30">env</text:span>.<text:span text:style-name="T23">MONGODB_URI</text:span></text:p>
      <text:p text:style-name="P89">Creamos en la raiz un archivo llamado .gitignore para no subir el archivo .env</text:p>
      <text:p text:style-name="P89"/>
      <text:p text:style-name="P90">#Variables de entorno</text:p>
      <text:p text:style-name="P5">.env</text:p>
      <text:p text:style-name="P89"/>
      <text:p text:style-name="P96">Dentro de src creamos un archivo llamado config.js, <text:span text:style-name="T62">importamos config de dotenv, al ejecutarlo a penas cargue la aplicacion va a cargar las variables en el sistema, </text:span><text:span text:style-name="T63">las variables de entorno se cargaran unicamente al iniciar el proyecto, por lo que al hacer cambios en las variables de entorno se debe reinicar el proyecto de forma manual</text:span></text:p>
      <text:p text:style-name="P96"/>
      <text:p text:style-name="P25"><text:span text:style-name="T41">import</text:span> {<text:span text:style-name="T30">config</text:span>} <text:span text:style-name="T41">from</text:span> <text:span text:style-name="T16">'dotenv'</text:span>;</text:p>
      <text:p text:style-name="P25"><text:span text:style-name="T9">config</text:span>();</text:p>
      <text:p text:style-name="P96"/>
      <text:p text:style-name="P97">Y exportamos un objeto con la uri</text:p>
      <text:p text:style-name="P97"/>
      <text:p text:style-name="P26"><text:span text:style-name="T41">export</text:span> <text:span text:style-name="T41">default</text:span> {</text:p>
      <text:p text:style-name="P59">    <text:span text:style-name="T31">mongodbURL:</text:span><text:span text:style-name="T37"> </text:span><text:span text:style-name="T31">process</text:span><text:span text:style-name="T37">.</text:span><text:span text:style-name="T31">env</text:span><text:span text:style-name="T37">.</text:span><text:span text:style-name="T24">MONGODB_URI</text:span></text:p>
      <text:p text:style-name="P5">}</text:p>
      <text:p text:style-name="P97"/>
      <text:p text:style-name="P98">En database.js importamos el archivo config</text:p>
      <text:p text:style-name="P98"/>
      <text:p text:style-name="P27"><text:span text:style-name="T41">import</text:span> <text:span text:style-name="T30">config</text:span> <text:span text:style-name="T41">from</text:span> <text:span text:style-name="T16">'./config'</text:span>;</text:p>
      <text:p text:style-name="P98"/>
      <text:p text:style-name="P98">modificamos la URL de la conexion</text:p>
      <text:p text:style-name="P98"/>
      <text:p text:style-name="P27"><text:span text:style-name="T2">const</text:span> <text:span text:style-name="T23">db</text:span> = <text:span text:style-name="T41">await</text:span> <text:span text:style-name="T57">mongoose</text:span>.<text:span text:style-name="T9">connect</text:span>( <text:span text:style-name="T30">config</text:span>.<text:span text:style-name="T30">mongodbURL</text:span></text:p>
      <text:p text:style-name="P98"/>
      <text:p text:style-name="P100"><text:span text:style-name="T66">En src creamos una carpeta llamada models y dentro un archivo llamado Task.js, </text:span><text:span text:style-name="T64">en el que importamos </text:span><text:span text:style-name="T65">el schema y el model de mongoose</text:span></text:p>
      <text:p text:style-name="P101"/>
      <text:p text:style-name="P28"><text:span text:style-name="T41">import</text:span> {<text:span text:style-name="T30">Schema</text:span>, <text:span text:style-name="T30">model</text:span>} <text:span text:style-name="T41">from</text:span> <text:span text:style-name="T16">'mongoose'</text:span>;</text:p>
      <text:p text:style-name="P28"/>
      <text:p text:style-name="P103">Creamos un scheema y lo exportamos, <text:span text:style-name="T67">usamos las propiedades versionKey: false para que no cree el campo _v y </text:span><text:s/>timestamps: true <text:span text:style-name="T67">para que cree los campos createdAt y updateAt</text:span></text:p>
      <text:p text:style-name="P103"/>
      <text:p text:style-name="P29"><text:span text:style-name="T2">const</text:span> <text:span text:style-name="T23">taskSchema</text:span> = <text:span text:style-name="T2">new</text:span> <text:span text:style-name="T57">Schema</text:span>({</text:p>
      <text:p text:style-name="P59">    <text:span text:style-name="T31">title:</text:span><text:span text:style-name="T37"> {</text:span></text:p>
      <text:p text:style-name="P59">        <text:span text:style-name="T58">type</text:span><text:span text:style-name="T31">:</text:span><text:span text:style-name="T37"> </text:span><text:span text:style-name="T58">String</text:span><text:span text:style-name="T37">,</text:span></text:p>
      <text:p text:style-name="P59">        <text:span text:style-name="T31">required:</text:span><text:span text:style-name="T37"> </text:span><text:span text:style-name="T3">true</text:span><text:span text:style-name="T37">,</text:span></text:p>
      <text:p text:style-name="P59">        <text:span text:style-name="T31">trim:</text:span><text:span text:style-name="T37"> </text:span><text:span text:style-name="T3">true</text:span></text:p>
      <text:p text:style-name="P59">    <text:span text:style-name="T37">},</text:span></text:p>
      <text:p text:style-name="P59">    <text:span text:style-name="T31">description:</text:span><text:span text:style-name="T37"> {</text:span></text:p>
      <text:p text:style-name="P59">        <text:span text:style-name="T58">type</text:span><text:span text:style-name="T31">:</text:span><text:span text:style-name="T37"> </text:span><text:span text:style-name="T58">String</text:span><text:span text:style-name="T37">,</text:span></text:p>
      <text:p text:style-name="P59">        <text:span text:style-name="T31">trim:</text:span><text:span text:style-name="T37"> </text:span><text:span text:style-name="T3">true</text:span></text:p>
      <text:p text:style-name="P59">    <text:span text:style-name="T37">},</text:span></text:p>
      <text:p text:style-name="P59">    <text:span text:style-name="T31">done:</text:span><text:span text:style-name="T37"> {</text:span></text:p>
      <text:p text:style-name="P59">        <text:span text:style-name="T58">type</text:span><text:span text:style-name="T31">:</text:span><text:span text:style-name="T37"> </text:span><text:span text:style-name="T58">Boolean</text:span><text:span text:style-name="T37">,</text:span></text:p>
      <text:p text:style-name="P59">        <text:span text:style-name="T31">default:</text:span><text:span text:style-name="T37"> </text:span><text:span text:style-name="T3">false</text:span></text:p>
      <text:p text:style-name="P59">    <text:span text:style-name="T37">} </text:span></text:p>
      <text:p text:style-name="P5">}, {</text:p>
      <text:p text:style-name="P59"><text:soft-page-break/>    <text:span text:style-name="T31">versionKey:</text:span><text:span text:style-name="T37"> </text:span><text:span text:style-name="T3">false</text:span><text:span text:style-name="T37">,</text:span></text:p>
      <text:p text:style-name="P59">    <text:span text:style-name="T31">timestamps:</text:span><text:span text:style-name="T37"> </text:span><text:span text:style-name="T3">true</text:span></text:p>
      <text:p text:style-name="P5">});</text:p>
      <text:p text:style-name="P103"/>
      <text:p text:style-name="P28"><text:span text:style-name="T41">export</text:span> <text:span text:style-name="T41">default</text:span> <text:span text:style-name="T9">model</text:span>(<text:span text:style-name="T16">'Task'</text:span>, <text:span text:style-name="T23">taskSchema</text:span>);</text:p>
      <text:p text:style-name="P28"/>
      <text:p text:style-name="P106"><text:span text:style-name="T69">En el archivo tas</text:span><text:span text:style-name="T70">k</text:span><text:span text:style-name="T69">-routes creamos una ruta, </text:span><text:span text:style-name="T68">al haber usad</text:span>o /api/tasks <text:span text:style-name="T70">en app.js todas las rutas creadas en task-routes empezaran en </text:span><text:span text:style-name="T71">api</text:span><text:span text:style-name="T72">/tasks</text:span></text:p>
      <text:p text:style-name="P104"/>
      <text:p text:style-name="P30"><text:span text:style-name="T23">router</text:span>.<text:span text:style-name="T9">post</text:span>(<text:span text:style-name="T16">'/'</text:span>, (<text:span text:style-name="T35">req</text:span>,<text:span text:style-name="T30">re</text:span><text:span text:style-name="T35">s</text:span>) <text:span text:style-name="T2">=&gt;</text:span> {</text:p>
      <text:p text:style-name="P59">    <text:span text:style-name="T31">res</text:span><text:span text:style-name="T37">.</text:span><text:span text:style-name="T10">json</text:span><text:span text:style-name="T37">(</text:span><text:span text:style-name="T17">'Guardando una nueva tarea'</text:span><text:span text:style-name="T37">);</text:span></text:p>
      <text:p text:style-name="P5">})</text:p>
      <text:p text:style-name="P102"/>
      <text:p text:style-name="P104">Instalamos el plugin REST Client de vsCode para probar l<text:span text:style-name="T73">as api</text:span></text:p>
      <text:p text:style-name="P104"/>
      <text:p text:style-name="P107">Creamos una carpeta en la raiz llamada requests <text:span text:style-name="T74">y creamos dentro un archivo llamado tasks.http que servira para que REST Client reconozca que dentro estaran las peticiones al servidor</text:span><text:span text:style-name="T75">, al crear la requisicion nos aparecera send request y al hacer click veremos en un panel a la derecha el resultado de las peticiones, </text:span><text:span text:style-name="T76">cada pedicion debe estar separada por ###</text:span></text:p>
      <text:p text:style-name="P107"/>
      <text:p text:style-name="P92">###</text:p>
      <text:p text:style-name="P5"><text:span text:style-name="T41">GET</text:span> http://localhost:3000</text:p>
      <text:p text:style-name="P66"/>
      <text:p text:style-name="P91">###</text:p>
      <text:p text:style-name="P5"><text:span text:style-name="T41">GET</text:span> http://localhost:3000/api/tasks</text:p>
      <text:p text:style-name="P66"/>
      <text:p text:style-name="P108">Para enviar una peticion post con un JSON debemos especificarselo con una cabezera y los datos que le pasaremos</text:p>
      <text:p text:style-name="P108"/>
      <text:p text:style-name="P31"><text:span text:style-name="T2">Content-Type:</text:span> <text:span text:style-name="T16">application/json</text:span></text:p>
      <text:p text:style-name="P66"/>
      <text:p text:style-name="P5">{</text:p>
      <text:p text:style-name="P59">    <text:span text:style-name="T31">"title"</text:span><text:span text:style-name="T37">: </text:span><text:span text:style-name="T17">"Hacer un sitio web en wordpress"</text:span><text:span text:style-name="T37">,</text:span></text:p>
      <text:p text:style-name="P59">    <text:span text:style-name="T31">"description"</text:span><text:span text:style-name="T37">: </text:span><text:span text:style-name="T17">"Trabajo freelance"</text:span></text:p>
      <text:p text:style-name="P5">}</text:p>
      <text:p text:style-name="P108"/>
      <text:p text:style-name="P109">En app.js hacemos que express pueda recibir archivos json</text:p>
      <text:p text:style-name="P109"/>
      <text:p text:style-name="P33"><text:span text:style-name="T23">app</text:span>.<text:span text:style-name="T9">use</text:span>(<text:span text:style-name="T9">express</text:span>.<text:span text:style-name="T9">json</text:span>({<text:span text:style-name="T30">type:</text:span> <text:span text:style-name="T16">"application/json"</text:span>}));</text:p>
      <text:p text:style-name="P110"/>
      <text:p text:style-name="P111">Importamos el modelo task en <text:s/><text:span text:style-name="T69">tas</text:span><text:span text:style-name="T70">k</text:span><text:span text:style-name="T69">-routes</text:span></text:p>
      <text:p text:style-name="P111"/>
      <text:p text:style-name="P32"><text:span text:style-name="T41">import</text:span> <text:span text:style-name="T30">Task</text:span> <text:span text:style-name="T41">from</text:span> <text:span text:style-name="T16">'../models/Task'</text:span>;</text:p>
      <text:p text:style-name="P111"/>
      <text:p text:style-name="P112"><text:span text:style-name="T69">En el archivo tas</text:span><text:span text:style-name="T70">k </text:span><text:span text:style-name="T77">modificamos la ruta </text:span><text:span text:style-name="T78">post</text:span><text:span text:style-name="T77"> ‘/’ para que guarde la informacion en la base de datos</text:span></text:p>
      <text:p text:style-name="P105"/>
      <text:p text:style-name="P30"><text:span text:style-name="T23">router</text:span>.<text:span text:style-name="T9">post</text:span>(<text:span text:style-name="T16">'/'</text:span>,  <text:span text:style-name="T2">async</text:span> (<text:span text:style-name="T30">req</text:span>, <text:span text:style-name="T30">res</text:span>) <text:span text:style-name="T2">=&gt;</text:span> {</text:p>
      <text:p text:style-name="P59">    <text:span text:style-name="T3">const</text:span><text:span text:style-name="T37"> </text:span><text:span text:style-name="T24">newTask</text:span><text:span text:style-name="T37"> =  </text:span><text:span text:style-name="T3">new</text:span><text:span text:style-name="T37"> </text:span><text:span text:style-name="T58">Task</text:span><text:span text:style-name="T37">({</text:span><text:span text:style-name="T31">title:</text:span><text:span text:style-name="T37"> </text:span><text:span text:style-name="T31">req</text:span><text:span text:style-name="T37">.</text:span><text:span text:style-name="T31">body</text:span><text:span text:style-name="T37">.</text:span><text:span text:style-name="T31">title</text:span><text:span text:style-name="T37">, </text:span><text:span text:style-name="T31">description:</text:span><text:span text:style-name="T37"> </text:span><text:span text:style-name="T31">req</text:span><text:span text:style-name="T37">.</text:span><text:span text:style-name="T31">body</text:span><text:span text:style-name="T37">.</text:span><text:span text:style-name="T31">description</text:span><text:span text:style-name="T37">});</text:span></text:p>
      <text:p text:style-name="P59"><text:span text:style-name="T37">  </text:span><text:span text:style-name="T3">const</text:span><text:span text:style-name="T37"> </text:span><text:span text:style-name="T24">taskSaved</text:span><text:span text:style-name="T37"> =  </text:span><text:span text:style-name="T44">await</text:span><text:span text:style-name="T37"> </text:span><text:span text:style-name="T24">newTask</text:span><text:span text:style-name="T37">.</text:span><text:span text:style-name="T10">save</text:span><text:span text:style-name="T37">();</text:span></text:p>
      <text:p text:style-name="P59">    <text:span text:style-name="T31">res</text:span><text:span text:style-name="T37">.</text:span><text:span text:style-name="T10">json</text:span><text:span text:style-name="T37">(</text:span><text:span text:style-name="T24">taskSaved</text:span><text:span text:style-name="T37">);</text:span></text:p>
      <text:p text:style-name="P5"><text:soft-page-break/>})</text:p>
      <text:p text:style-name="P113">Modificamos la ruta get ‘/’ para que ahora devuelva las tareas de la base de datos</text:p>
      <text:p text:style-name="P104"/>
      <text:p text:style-name="P30"><text:span text:style-name="T23">router</text:span>.<text:span text:style-name="T9">get</text:span>(<text:span text:style-name="T16">'/'</text:span>, <text:span text:style-name="T2">async</text:span> (<text:span text:style-name="T30">req</text:span>, <text:span text:style-name="T30">res</text:span>) <text:span text:style-name="T2">=&gt;</text:span> {</text:p>
      <text:p text:style-name="P59">    <text:span text:style-name="T3">const</text:span><text:span text:style-name="T37"> </text:span><text:span text:style-name="T24">tasks</text:span><text:span text:style-name="T37"> = </text:span><text:span text:style-name="T44">await</text:span><text:span text:style-name="T37"> </text:span><text:span text:style-name="T31">Task</text:span><text:span text:style-name="T37">.</text:span><text:span text:style-name="T10">find</text:span><text:span text:style-name="T37">();</text:span></text:p>
      <text:p text:style-name="P59">    <text:span text:style-name="T31">res</text:span><text:span text:style-name="T37">.</text:span><text:span text:style-name="T10">json</text:span><text:span text:style-name="T37">(</text:span><text:span text:style-name="T24">tasks</text:span><text:span text:style-name="T37">);</text:span></text:p>
      <text:p text:style-name="P5">})</text:p>
      <text:p text:style-name="P104"/>
      <text:p text:style-name="P114">Creamos dentro de src una carpeta llamada controllers, <text:span text:style-name="T79">y dentro un archivo llamado taskcontrollers.js</text:span></text:p>
      <text:p text:style-name="P114"/>
      <text:p text:style-name="P121">Importamos el modelo Task</text:p>
      <text:p text:style-name="P121"/>
      <text:p text:style-name="P38"><text:span text:style-name="T41">import</text:span> <text:span text:style-name="T30">Task</text:span> <text:span text:style-name="T41">from</text:span> <text:span text:style-name="T16">'../models/Task'</text:span>;</text:p>
      <text:p text:style-name="P115"/>
      <text:p text:style-name="P116">Creamos una funcion llamada <text:span text:style-name="T80">findAll</text:span>Task<text:span text:style-name="T80">s</text:span> a la que moveremos la funcion de la r<text:span text:style-name="T80">u</text:span>ta get ‘/’ <text:span text:style-name="T81">y exportamos la funcion</text:span></text:p>
      <text:p text:style-name="P116"/>
      <text:p text:style-name="P34"><text:span text:style-name="T41">export</text:span> <text:span text:style-name="T2">const</text:span> <text:span text:style-name="T9">findAllTasks</text:span> = <text:span text:style-name="T2">async</text:span> (<text:span text:style-name="T30">req</text:span>, <text:span text:style-name="T30">res</text:span>) <text:span text:style-name="T2">=&gt;</text:span> {</text:p>
      <text:p text:style-name="P59">    <text:span text:style-name="T3">const</text:span><text:span text:style-name="T37"> </text:span><text:span text:style-name="T24">tasks</text:span><text:span text:style-name="T37"> = </text:span><text:span text:style-name="T44">await</text:span><text:span text:style-name="T37"> </text:span><text:span text:style-name="T31">Task</text:span><text:span text:style-name="T37">.</text:span><text:span text:style-name="T10">find</text:span><text:span text:style-name="T37">();</text:span></text:p>
      <text:p text:style-name="P59">    <text:span text:style-name="T31">res</text:span><text:span text:style-name="T37">.</text:span><text:span text:style-name="T10">json</text:span><text:span text:style-name="T37">(</text:span><text:span text:style-name="T24">tasks</text:span><text:span text:style-name="T37">);</text:span></text:p>
      <text:p text:style-name="P5">}</text:p>
      <text:p text:style-name="P36"/>
      <text:p text:style-name="P119">Creamos una funcion llamada createTask con los datos de la ruta post ‘/’, <text:span text:style-name="T86">le agregamos done al objeto,</text:span> y exportamos la funcion</text:p>
      <text:p text:style-name="P119"/>
      <text:p text:style-name="P37"><text:span text:style-name="T41">export</text:span> <text:span text:style-name="T2">const</text:span> <text:span text:style-name="T9">createTask</text:span> = <text:span text:style-name="T2">async</text:span> (<text:span text:style-name="T30">req</text:span>, <text:span text:style-name="T30">res</text:span>) <text:span text:style-name="T2">=&gt;</text:span> {</text:p>
      <text:p text:style-name="P59">    <text:span text:style-name="T3">const</text:span><text:span text:style-name="T37"> </text:span><text:span text:style-name="T24">newTask</text:span><text:span text:style-name="T37"> =  </text:span><text:span text:style-name="T3">new</text:span><text:span text:style-name="T37"> </text:span><text:span text:style-name="T58">Task</text:span><text:span text:style-name="T37">({</text:span></text:p>
      <text:p text:style-name="P59">        <text:span text:style-name="T31">title:</text:span><text:span text:style-name="T37"> </text:span><text:span text:style-name="T31">req</text:span><text:span text:style-name="T37">.</text:span><text:span text:style-name="T31">body</text:span><text:span text:style-name="T37">.</text:span><text:span text:style-name="T31">title</text:span><text:span text:style-name="T37">, </text:span></text:p>
      <text:p text:style-name="P59">        <text:span text:style-name="T31">description:</text:span><text:span text:style-name="T37"> </text:span><text:span text:style-name="T31">req</text:span><text:span text:style-name="T37">.</text:span><text:span text:style-name="T31">body</text:span><text:span text:style-name="T37">.</text:span><text:span text:style-name="T31">description</text:span><text:span text:style-name="T37">,</text:span></text:p>
      <text:p text:style-name="P59">        <text:span text:style-name="T31">done:</text:span><text:span text:style-name="T37"> </text:span><text:span text:style-name="T31">req</text:span><text:span text:style-name="T37">.</text:span><text:span text:style-name="T31">body</text:span><text:span text:style-name="T37">.</text:span><text:span text:style-name="T31">done</text:span><text:span text:style-name="T37"> ? </text:span><text:span text:style-name="T31">req</text:span><text:span text:style-name="T37">.</text:span><text:span text:style-name="T31">body</text:span><text:span text:style-name="T37">.</text:span><text:span text:style-name="T31">done</text:span><text:span text:style-name="T37"> : </text:span><text:span text:style-name="T3">false</text:span></text:p>
      <text:p text:style-name="P59">    <text:span text:style-name="T37">});</text:span></text:p>
      <text:p text:style-name="P59">    <text:span text:style-name="T3">const</text:span><text:span text:style-name="T37"> </text:span><text:span text:style-name="T24">taskSaved</text:span><text:span text:style-name="T37"> =  </text:span><text:span text:style-name="T44">await</text:span><text:span text:style-name="T37"> </text:span><text:span text:style-name="T24">newTask</text:span><text:span text:style-name="T37">.</text:span><text:span text:style-name="T10">save</text:span><text:span text:style-name="T37">();</text:span></text:p>
      <text:p text:style-name="P59">    <text:span text:style-name="T31">res</text:span><text:span text:style-name="T37">.</text:span><text:span text:style-name="T10">json</text:span><text:span text:style-name="T37">(</text:span><text:span text:style-name="T24">taskSaved</text:span><text:span text:style-name="T37">);</text:span></text:p>
      <text:p text:style-name="P5">}</text:p>
      <text:p text:style-name="P37"/>
      <text:p text:style-name="P117">en taskroutes importamos todas las funciones de taskController con el nombre de TaskCtrl</text:p>
      <text:p text:style-name="P117"/>
      <text:p text:style-name="P35"><text:span text:style-name="T41">import</text:span> <text:span text:style-name="T2">*</text:span> <text:span text:style-name="T41">as</text:span> <text:span text:style-name="T36">r</text:span><text:span text:style-name="T30">askCtrl</text:span> <text:span text:style-name="T41">from</text:span> <text:span text:style-name="T16">'../controllers/taskcontroller'</text:span>;</text:p>
      <text:p text:style-name="P117"/>
      <text:p text:style-name="P118">usamos la funcion <text:span text:style-name="T82">findAllTasks</text:span> en la ruta get <text:span text:style-name="T82">‘/’</text:span></text:p>
      <text:p text:style-name="P117"/>
      <text:p text:style-name="P35"><text:span text:style-name="T23">router</text:span>.<text:span text:style-name="T9">get</text:span>(<text:span text:style-name="T16">'/'</text:span>, <text:span text:style-name="T36">t</text:span><text:span text:style-name="T30">askCtrl</text:span>.<text:span text:style-name="T9">findAllTasks</text:span>);</text:p>
      <text:p text:style-name="P117"/>
      <text:p text:style-name="P120">Usamos la funcion createTask en la ruta post ‘/’</text:p>
      <text:p text:style-name="P117"/>
      <text:p text:style-name="P35"><text:span text:style-name="T23">router</text:span>.<text:span text:style-name="T9">post</text:span>(<text:span text:style-name="T16">'/'</text:span>, <text:span text:style-name="T36">t</text:span><text:span text:style-name="T30">askCtrl</text:span>.<text:span text:style-name="T9">createTask</text:span>);</text:p>
      <text:p text:style-name="P35"/>
      <text:p text:style-name="P122"/>
      <text:p text:style-name="P162">En taskcontroller creamos una funcion para exportar una sola tarea</text:p>
      <text:p text:style-name="P122"/>
      <text:p text:style-name="P42"><text:span text:style-name="T41">export</text:span> <text:span text:style-name="T2">const</text:span> <text:span text:style-name="T9">findOneTask</text:span> = <text:span text:style-name="T2">async</text:span> (<text:span text:style-name="T30">req</text:span>,<text:span text:style-name="T30">res</text:span>) <text:span text:style-name="T2">=&gt;</text:span> {</text:p>
      <text:p text:style-name="P59">    <text:span text:style-name="T3">const</text:span><text:span text:style-name="T37"> </text:span><text:span text:style-name="T24">task</text:span><text:span text:style-name="T37"> = </text:span><text:span text:style-name="T44">await</text:span><text:span text:style-name="T37"> </text:span><text:span text:style-name="T31">Task</text:span><text:span text:style-name="T37">.</text:span><text:span text:style-name="T10">findById</text:span><text:span text:style-name="T37">(</text:span><text:span text:style-name="T31">req</text:span><text:span text:style-name="T37">.</text:span><text:span text:style-name="T31">params</text:span><text:span text:style-name="T37">.</text:span><text:span text:style-name="T31">id</text:span><text:span text:style-name="T37">);</text:span></text:p>
      <text:p text:style-name="P59">    <text:span text:style-name="T31">res</text:span><text:span text:style-name="T37">.</text:span><text:span text:style-name="T10">json</text:span><text:span text:style-name="T37">(</text:span><text:span text:style-name="T24">task</text:span><text:span text:style-name="T37">);</text:span></text:p>
      <text:p text:style-name="P5">}</text:p>
      <text:p text:style-name="P42"/>
      <text:p text:style-name="P122">En taskroutes creamos una ruta para optener una unica tarea</text:p>
      <text:p text:style-name="P117"/>
      <text:p text:style-name="P35"><text:span text:style-name="T23">router</text:span>.<text:span text:style-name="T9">get</text:span>(<text:span text:style-name="T16">'/:id'</text:span>, <text:span text:style-name="T30">taskCtrl</text:span>.<text:span text:style-name="T9">findOneTask</text:span>);</text:p>
      <text:p text:style-name="P35"/>
      <text:p text:style-name="P124">En tasks.http creamos un <text:span text:style-name="T83">nuevo request para la ruta get ‘/:id’</text:span></text:p>
      <text:p text:style-name="P124"/>
      <text:p text:style-name="P93">###</text:p>
      <text:p text:style-name="P5"><text:span text:style-name="T41">GET</text:span> http://localhost:3000/api/tasks/5ff6b7764f1b5d16e04ca56b</text:p>
      <text:p text:style-name="P5"/>
      <text:p text:style-name="P123">En taskcontroller creamos una funcion para e<text:span text:style-name="T84">liminar una tarea</text:span></text:p>
      <text:p text:style-name="P124"/>
      <text:p text:style-name="P62"><text:span text:style-name="T44">export</text:span><text:span text:style-name="T37"> </text:span><text:span text:style-name="T3">const</text:span><text:span text:style-name="T37"> </text:span><text:span text:style-name="T10">deleteTask</text:span><text:span text:style-name="T37"> = </text:span><text:span text:style-name="T3">async</text:span><text:span text:style-name="T37"> (</text:span><text:span text:style-name="T31">req</text:span><text:span text:style-name="T37">,</text:span><text:span text:style-name="T31">res</text:span><text:span text:style-name="T37">) </text:span><text:span text:style-name="T3">=&gt;</text:span><text:span text:style-name="T37"> {</text:span></text:p>
      <text:p text:style-name="P66"><text:span text:style-name="T8">    </text:span><text:span text:style-name="T4">const</text:span><text:span text:style-name="T7"> </text:span><text:span text:style-name="T25">data</text:span><text:span text:style-name="T7"> = </text:span><text:span text:style-name="T45">await</text:span><text:span text:style-name="T7"> </text:span><text:span text:style-name="T32">Task</text:span><text:span text:style-name="T7">.</text:span><text:span text:style-name="T11">findByIdAndDelete</text:span><text:span text:style-name="T7">(</text:span><text:span text:style-name="T32">req</text:span><text:span text:style-name="T7">.</text:span><text:span text:style-name="T32">params</text:span><text:span text:style-name="T7">.</text:span><text:span text:style-name="T32">id</text:span><text:span text:style-name="T7">);</text:span></text:p>
      <text:p text:style-name="P59">    <text:span text:style-name="T31">res</text:span><text:span text:style-name="T37">.</text:span><text:span text:style-name="T10">json</text:span><text:span text:style-name="T37">({</text:span></text:p>
      <text:p text:style-name="P59">        <text:span text:style-name="T31">message:</text:span><text:span text:style-name="T37"> </text:span><text:span text:style-name="T17">`</text:span><text:span text:style-name="T3">${</text:span><text:span text:style-name="T24">data</text:span><text:span text:style-name="T37">.</text:span><text:span text:style-name="T31">id</text:span><text:span text:style-name="T3">}</text:span><text:span text:style-name="T17"> la tarea ha sido eliminada de forma satisfactoriamente`</text:span></text:p>
      <text:p text:style-name="P66"><text:span text:style-name="T8">    </text:span><text:span text:style-name="T7">});</text:span></text:p>
      <text:p text:style-name="P5">}</text:p>
      <text:p text:style-name="P117"/>
      <text:p text:style-name="P123">En taskroutes creamos una ruta para <text:span text:style-name="T84">delete para eliminar una tarea</text:span></text:p>
      <text:p text:style-name="P123"/>
      <text:p text:style-name="P39"><text:span text:style-name="T23">router</text:span>.<text:span text:style-name="T9">delete</text:span>(<text:span text:style-name="T16">'/:id'</text:span>, <text:span text:style-name="T30">taskCtrl</text:span>.<text:span text:style-name="T9">deleteTask</text:span>);</text:p>
      <text:p text:style-name="P123"/>
      <text:p text:style-name="P125">En tasks.http creamos un <text:span text:style-name="T83">nuevo request para la ruta </text:span><text:span text:style-name="T85">delete</text:span><text:span text:style-name="T83"> ‘/:id’</text:span></text:p>
      <text:p text:style-name="P123"/>
      <text:p text:style-name="P91">###</text:p>
      <text:p text:style-name="P5"><text:span text:style-name="T41">DELETE</text:span> http://localhost:3000/api/tasks/5ff6b7764f1b5d16e04ca56b</text:p>
      <text:p text:style-name="Standard"/>
      <text:p text:style-name="P126">En taskcontroller creamos una funcion que devuelva solamente las tareas hechas</text:p>
      <text:p text:style-name="P126"/>
      <text:p text:style-name="P40"><text:span text:style-name="T41">export</text:span> <text:span text:style-name="T2">const</text:span> <text:span text:style-name="T9">findAllDoneTasks</text:span> = <text:span text:style-name="T2">async</text:span> (<text:span text:style-name="T30">req</text:span>,<text:span text:style-name="T30">res</text:span>) <text:span text:style-name="T2">=&gt;</text:span> {</text:p>
      <text:p text:style-name="P59">    <text:span text:style-name="T3">const</text:span><text:span text:style-name="T37"> </text:span><text:span text:style-name="T24">tasks</text:span><text:span text:style-name="T37"> = </text:span><text:span text:style-name="T44">await</text:span><text:span text:style-name="T37"> </text:span><text:span text:style-name="T31">Task</text:span><text:span text:style-name="T37">.</text:span><text:span text:style-name="T10">find</text:span><text:span text:style-name="T37">({</text:span><text:span text:style-name="T31">done:</text:span><text:span text:style-name="T37"> </text:span><text:span text:style-name="T3">true</text:span><text:span text:style-name="T37">});</text:span></text:p>
      <text:p text:style-name="P59">    <text:span text:style-name="T31">res</text:span><text:span text:style-name="T37">.</text:span><text:span text:style-name="T10">json</text:span><text:span text:style-name="T37">(</text:span><text:span text:style-name="T24">tasks</text:span><text:span text:style-name="T37">)</text:span></text:p>
      <text:p text:style-name="P5">}</text:p>
      <text:p text:style-name="P126"/>
      <text:p text:style-name="P127">En tasksroutes creamos una ruta para que devuelva todas las tareas ya hechas, <text:span text:style-name="T87">la ruta debe estar antes de las rutas /:id por que de lo contrario tomara el done como un parametro para id</text:span></text:p>
      <text:p text:style-name="P127"/>
      <text:p text:style-name="P41"><text:span text:style-name="T23">router</text:span>.<text:span text:style-name="T9">get</text:span>(<text:span text:style-name="T16">'/done'</text:span>, <text:span text:style-name="T30">taskCtrl</text:span>.<text:span text:style-name="T9">findAllDoneTasks</text:span>);</text:p>
      <text:p text:style-name="P41"/>
      <text:p text:style-name="Standard">En tasks.http creamos un nuevo request para la ruta get ‘/<text:span text:style-name="T87">done’</text:span></text:p>
      <text:p text:style-name="P127"/>
      <text:p text:style-name="P91">###</text:p>
      <text:p text:style-name="P5"><text:span text:style-name="T41">GET</text:span> http://localhost:3000/api/tasks/done</text:p>
      <text:p text:style-name="P128"><text:soft-page-break/>en taskcontroller creamos una funcion para manejar las actualizaciones</text:p>
      <text:p text:style-name="P128"/>
      <text:p text:style-name="P63"><text:span text:style-name="T46">export</text:span><text:span text:style-name="T38"> </text:span><text:span text:style-name="T5">const</text:span><text:span text:style-name="T38"> </text:span><text:span text:style-name="T12">updateTask</text:span><text:span text:style-name="T38"> = </text:span><text:span text:style-name="T5">async</text:span><text:span text:style-name="T38"> (</text:span><text:span text:style-name="T33">req</text:span><text:span text:style-name="T38">,</text:span><text:span text:style-name="T33">res</text:span><text:span text:style-name="T38">) </text:span><text:span text:style-name="T5">=&gt;</text:span><text:span text:style-name="T38"> {</text:span></text:p>
      <text:p text:style-name="P66"><text:span text:style-name="T8">    </text:span><text:span text:style-name="T4">const</text:span><text:span text:style-name="T7"> </text:span><text:span text:style-name="T25">updatedTask</text:span><text:span text:style-name="T7"> = </text:span><text:span text:style-name="T45">await</text:span><text:span text:style-name="T7"> </text:span><text:span text:style-name="T32">Task</text:span><text:span text:style-name="T7">.</text:span><text:span text:style-name="T11">findByIdAndUpdate</text:span><text:span text:style-name="T7">(</text:span><text:span text:style-name="T32">req</text:span><text:span text:style-name="T7">.</text:span><text:span text:style-name="T32">params</text:span><text:span text:style-name="T7">.</text:span><text:span text:style-name="T32">id</text:span><text:span text:style-name="T7">, </text:span><text:span text:style-name="T32">req</text:span><text:span text:style-name="T7">.</text:span><text:span text:style-name="T32">body</text:span><text:span text:style-name="T7">);</text:span></text:p>
      <text:p text:style-name="P59">   <text:span text:style-name="T31">res</text:span><text:span text:style-name="T37">.</text:span><text:span text:style-name="T10">json</text:span><text:span text:style-name="T37">({</text:span><text:span text:style-name="T31">message:</text:span><text:span text:style-name="T37"> </text:span><text:span text:style-name="T17">`La tarea </text:span><text:span text:style-name="T3">${</text:span><text:span text:style-name="T24">updatedTask</text:span><text:span text:style-name="T37">.</text:span><text:span text:style-name="T31">id</text:span><text:span text:style-name="T3">}</text:span><text:span text:style-name="T17"> fue actualizada`</text:span><text:span text:style-name="T37">});</text:span></text:p>
      <text:p text:style-name="P5">}</text:p>
      <text:p text:style-name="P128"/>
      <text:p text:style-name="P128">en tasksroutes creamos una ruta para manejar las actualizaciones</text:p>
      <text:p text:style-name="P128"/>
      <text:p text:style-name="P43"><text:span text:style-name="T23">router</text:span>.<text:span text:style-name="T9">put</text:span>(<text:span text:style-name="T16">'/:id'</text:span>, <text:span text:style-name="T30">taskCtrl</text:span>.<text:span text:style-name="T9">updateTask</text:span>);</text:p>
      <text:p text:style-name="P128"/>
      <text:p text:style-name="P129">En tasks.http creamos un nuevo request para la ruta <text:span text:style-name="T88">put</text:span> ‘/:<text:span text:style-name="T88">id</text:span><text:span text:style-name="T87">’</text:span></text:p>
      <text:p text:style-name="P129"/>
      <text:p text:style-name="P94">###</text:p>
      <text:p text:style-name="P5"><text:span text:style-name="T41">PUT</text:span> http://localhost:3000/api/tasks/5ff6bc71a5772c2f988fe97e</text:p>
      <text:p text:style-name="P5"><text:span text:style-name="T2">Content-Type:</text:span> <text:span text:style-name="T16">application/json</text:span></text:p>
      <text:p text:style-name="P66"/>
      <text:p text:style-name="P5">{</text:p>
      <text:p text:style-name="P59">    <text:span text:style-name="T31">"title"</text:span><text:span text:style-name="T37">: </text:span><text:span text:style-name="T17">"Hacer un sitio web en wix"</text:span></text:p>
      <text:p text:style-name="P5">}</text:p>
      <text:p text:style-name="P129"/>
      <text:p text:style-name="P130">Instalamos morgan con npm i morgan <text:span text:style-name="T89">y lo importamos en app.js</text:span></text:p>
      <text:p text:style-name="P130"/>
      <text:p text:style-name="P44"><text:span text:style-name="T41">import</text:span> <text:span text:style-name="T30">morgan</text:span> <text:span text:style-name="T41">from</text:span> <text:span text:style-name="T16">'morgan'</text:span>;</text:p>
      <text:p text:style-name="P130"/>
      <text:p text:style-name="P131">Los middlewares siempre van antes de las rutas</text:p>
      <text:p text:style-name="P132">Usamos morgan</text:p>
      <text:p text:style-name="P132"/>
      <text:p text:style-name="P45"><text:span text:style-name="T23">app</text:span>.<text:span text:style-name="T9">use</text:span>(<text:span text:style-name="T9">morgan</text:span>(<text:span text:style-name="T16">'dev'</text:span>));</text:p>
      <text:p text:style-name="P45"/>
      <text:p text:style-name="P133">Para que express entienda las peticiones que llegan atraves de formularios html usamos urlencoded desde app.js</text:p>
      <text:p text:style-name="P133"/>
      <text:p text:style-name="P46"><text:span text:style-name="T23">app</text:span>.<text:span text:style-name="T9">use</text:span>(<text:span text:style-name="T9">express</text:span>.<text:span text:style-name="T9">urlencoded</text:span>({<text:span text:style-name="T30">extended:</text:span> <text:span text:style-name="T2">false</text:span>}));</text:p>
      <text:p text:style-name="P133"/>
      <text:p text:style-name="P134">Para que nuestra pagina acepte solicitudes desde otro servidor debemos usar cors lo instalamos con nmp i cors y en app.js lo importamos</text:p>
      <text:p text:style-name="P134"/>
      <text:p text:style-name="P45"><text:span text:style-name="T41">import</text:span> <text:span text:style-name="T30">cors</text:span> <text:span text:style-name="T41">from</text:span> <text:span text:style-name="T16">'cors'</text:span>;</text:p>
      <text:p text:style-name="P132"/>
      <text:p text:style-name="P135">Usamos cors</text:p>
      <text:p text:style-name="P135"/>
      <text:p text:style-name="P47"><text:span text:style-name="T23">app</text:span>.<text:span text:style-name="T9">use</text:span>(<text:span text:style-name="T9">cors</text:span><text:span text:style-name="T15">()</text:span>);</text:p>
      <text:p text:style-name="P135"/>
      <text:p text:style-name="P135">Podriamos configurar hors para que solamente reciba peticiones de un servidor</text:p>
      <text:p text:style-name="P135"/>
      <text:p text:style-name="P47"><text:span text:style-name="T23">app</text:span>.<text:span text:style-name="T9">use</text:span>(<text:span text:style-name="T9">cors</text:span>({</text:p>
      <text:p text:style-name="P59">    <text:span text:style-name="T31">origin:</text:span><text:span text:style-name="T37"> </text:span><text:span text:style-name="T17">'http://localhost:3000'</text:span></text:p>
      <text:p text:style-name="P5">}));</text:p>
      <text:p text:style-name="P135"><text:a xlink:type="simple" xlink:href="https://youtu.be/HEx2lVokPu0?list=WL&amp;t=5151" text:style-name="Internet_20_link" text:visited-style-name="Visited_20_Internet_20_Link"/></text:p>
      <text:p text:style-name="P136">En database.js metemos el codigo entre un try-catch</text:p>
      <text:p text:style-name="P163">En config.js modificamos el codigo para que agregue una ruta por defecto si no encuentra el archiv<text:span text:style-name="T90">o dotenv</text:span></text:p>
      <text:p text:style-name="P137"/>
      <text:p text:style-name="P48"><text:span text:style-name="T41">export</text:span> <text:span text:style-name="T41">default</text:span> {</text:p>
      <text:p text:style-name="P59">    <text:span text:style-name="T31">mongodbURL:</text:span><text:span text:style-name="T37"> </text:span><text:span text:style-name="T31">process</text:span><text:span text:style-name="T37">.</text:span><text:span text:style-name="T31">env</text:span><text:span text:style-name="T37">.</text:span><text:span text:style-name="T24">MONGODB_URI</text:span><text:span text:style-name="T37"> || </text:span><text:span text:style-name="T17">'mongodb://localhost/tasksdb'</text:span></text:p>
      <text:p text:style-name="P5">}</text:p>
      <text:p text:style-name="P137"/>
      <text:p text:style-name="P138">Para documentar se puede usar APIDOC</text:p>
      <text:p text:style-name="P138"/>
      <text:p text:style-name="P139">En taskcontroller <text:span text:style-name="T91">agregamos try-catch a las funciones</text:span></text:p>
      <text:p text:style-name="P139"/>
      <text:p text:style-name="P140">En la funcion createTask creamos una validacion de si el titulo es requerido</text:p>
      <text:p text:style-name="P140"/>
      <text:p text:style-name="P49"><text:span text:style-name="T41">if</text:span>(!<text:span text:style-name="T30">req</text:span>.<text:span text:style-name="T30">body</text:span>.<text:span text:style-name="T30">title</text:span>) {</text:p>
      <text:p text:style-name="P59">        <text:span text:style-name="T44">return</text:span><text:span text:style-name="T37"> </text:span><text:span text:style-name="T31">res</text:span><text:span text:style-name="T37">.</text:span><text:span text:style-name="T10">status</text:span><text:span text:style-name="T37">(</text:span><text:span text:style-name="T28">400</text:span><text:span text:style-name="T37">).</text:span><text:span text:style-name="T10">send</text:span><text:span text:style-name="T37">({</text:span><text:span text:style-name="T31">message:</text:span><text:span text:style-name="T37"> </text:span><text:span text:style-name="T17">"El contenido de title no puede estar vacion"</text:span><text:span text:style-name="T37">});</text:span></text:p>
      <text:p text:style-name="P59">    <text:span text:style-name="T37">}</text:span></text:p>
      <text:p text:style-name="P140"/>
      <text:p text:style-name="P141">Tambien se puede usar express validator para validar</text:p>
      <text:p text:style-name="P141"/>
      <text:p text:style-name="P142">Modificamos la funcion findOneTask para validar si la tarea existe y retornar un mensaje si no existe</text:p>
      <text:p text:style-name="P142"/>
      <text:p text:style-name="P64"><text:span text:style-name="T47">export</text:span><text:span text:style-name="T39"> </text:span><text:span text:style-name="T6">const</text:span><text:span text:style-name="T39"> </text:span><text:span text:style-name="T13">findOneTask</text:span><text:span text:style-name="T39"> = </text:span><text:span text:style-name="T6">async</text:span><text:span text:style-name="T39"> (</text:span><text:span text:style-name="T34">req</text:span><text:span text:style-name="T39">,</text:span><text:span text:style-name="T34">res</text:span><text:span text:style-name="T39">) </text:span><text:span text:style-name="T6">=&gt;</text:span><text:span text:style-name="T39"> {</text:span></text:p>
      <text:p text:style-name="P59">    <text:span text:style-name="T3">const</text:span><text:span text:style-name="T37"> {</text:span><text:span text:style-name="T24">id</text:span><text:span text:style-name="T37">} = </text:span><text:span text:style-name="T31">req</text:span><text:span text:style-name="T37">.</text:span><text:span text:style-name="T31">params</text:span><text:span text:style-name="T37">;</text:span></text:p>
      <text:p text:style-name="P66"><text:span text:style-name="T8">   </text:span><text:span text:style-name="T45">try</text:span><text:span text:style-name="T7"> {</text:span></text:p>
      <text:p text:style-name="P66"><text:span text:style-name="T8">        </text:span><text:span text:style-name="T4">const</text:span><text:span text:style-name="T7"> </text:span><text:span text:style-name="T25">task</text:span><text:span text:style-name="T7"> = </text:span><text:span text:style-name="T45">await</text:span><text:span text:style-name="T7"> </text:span><text:span text:style-name="T32">Task</text:span><text:span text:style-name="T7">.</text:span><text:span text:style-name="T11">findById</text:span><text:span text:style-name="T7">(</text:span><text:span text:style-name="T25">id</text:span><text:span text:style-name="T7">);</text:span></text:p>
      <text:p text:style-name="P59">        <text:span text:style-name="T44">if</text:span><text:span text:style-name="T37">(!</text:span><text:span text:style-name="T24">task</text:span><text:span text:style-name="T37">){</text:span></text:p>
      <text:p text:style-name="P59">            <text:span text:style-name="T44">return</text:span><text:span text:style-name="T37"> </text:span><text:span text:style-name="T31">res</text:span><text:span text:style-name="T37">.</text:span><text:span text:style-name="T10">status</text:span><text:span text:style-name="T37">(</text:span><text:span text:style-name="T28">400</text:span><text:span text:style-name="T37">).</text:span><text:span text:style-name="T10">json</text:span><text:span text:style-name="T37">({</text:span><text:span text:style-name="T31">message:</text:span><text:span text:style-name="T37"> </text:span><text:span text:style-name="T17">`La tarea con el id </text:span><text:span text:style-name="T3">${</text:span><text:span text:style-name="T24">id</text:span><text:span text:style-name="T3">}</text:span><text:span text:style-name="T17"> no existe`</text:span><text:span text:style-name="T37">})</text:span></text:p>
      <text:p text:style-name="P66"><text:span text:style-name="T8">        </text:span><text:span text:style-name="T7">}</text:span></text:p>
      <text:p text:style-name="P59">        <text:span text:style-name="T31">res</text:span><text:span text:style-name="T37">.</text:span><text:span text:style-name="T10">json</text:span><text:span text:style-name="T37">(</text:span><text:span text:style-name="T24">task</text:span><text:span text:style-name="T37">);</text:span></text:p>
      <text:p text:style-name="P59">   <text:span text:style-name="T37">} </text:span><text:span text:style-name="T44">catch</text:span><text:span text:style-name="T37"> (</text:span><text:span text:style-name="T31">error</text:span><text:span text:style-name="T37">) {</text:span></text:p>
      <text:p text:style-name="P59">        <text:span text:style-name="T31">res</text:span><text:span text:style-name="T37">.</text:span><text:span text:style-name="T10">status</text:span><text:span text:style-name="T37">(</text:span><text:span text:style-name="T28">500</text:span><text:span text:style-name="T37">).</text:span><text:span text:style-name="T10">json</text:span><text:span text:style-name="T37">({</text:span></text:p>
      <text:p text:style-name="P59">            <text:span text:style-name="T31">message:</text:span><text:span text:style-name="T37"> </text:span><text:span text:style-name="T31">error</text:span><text:span text:style-name="T37">.</text:span><text:span text:style-name="T31">message</text:span><text:span text:style-name="T37"> || </text:span><text:span text:style-name="T17">'Algo salio mal'</text:span></text:p>
      <text:p text:style-name="P59">        <text:span text:style-name="T37">})</text:span></text:p>
      <text:p text:style-name="P66"><text:span text:style-name="T8">   </text:span><text:span text:style-name="T7">}</text:span></text:p>
      <text:p text:style-name="P5">}</text:p>
      <text:p text:style-name="P142"/>
      <text:p text:style-name="P143">Creamos una validacion en deleteTask</text:p>
      <text:p text:style-name="P143"/>
      <text:p text:style-name="P50"><text:span text:style-name="T2">const</text:span> {<text:span text:style-name="T23">id</text:span>} = <text:span text:style-name="T30">req</text:span>.<text:span text:style-name="T30">params</text:span>;</text:p>
      <text:p text:style-name="P66"><text:span text:style-name="T8">    </text:span><text:span text:style-name="T45">try</text:span><text:span text:style-name="T7"> {</text:span></text:p>
      <text:p text:style-name="P66"><text:span text:style-name="T8">        </text:span><text:span text:style-name="T4">const</text:span><text:span text:style-name="T7"> </text:span><text:span text:style-name="T25">data</text:span><text:span text:style-name="T7"> = </text:span><text:span text:style-name="T45">await</text:span><text:span text:style-name="T7"> </text:span><text:span text:style-name="T32">Task</text:span><text:span text:style-name="T7">.</text:span><text:span text:style-name="T11">findByIdAndDelete</text:span><text:span text:style-name="T7">(</text:span><text:span text:style-name="T25">id</text:span><text:span text:style-name="T7">);</text:span></text:p>
      <text:p text:style-name="P66"><text:span text:style-name="T8">        </text:span><text:span text:style-name="T32">res</text:span><text:span text:style-name="T7">.</text:span><text:span text:style-name="T11">json</text:span><text:span text:style-name="T7">({</text:span></text:p>
      <text:p text:style-name="P59">            <text:span text:style-name="T31">message:</text:span><text:span text:style-name="T37"> </text:span><text:span text:style-name="T17">`</text:span><text:span text:style-name="T3">${</text:span><text:span text:style-name="T24">data</text:span><text:span text:style-name="T37">.</text:span><text:span text:style-name="T31">id</text:span><text:span text:style-name="T3">}</text:span><text:span text:style-name="T17"> la tarea ha sido eliminada de forma satisfactoriamente`</text:span></text:p>
      <text:p text:style-name="P59">        <text:span text:style-name="T37">});</text:span></text:p>
      <text:p text:style-name="P59">    <text:span text:style-name="T37">} </text:span><text:span text:style-name="T44">catch</text:span><text:span text:style-name="T37"> (</text:span><text:span text:style-name="T31">error</text:span><text:span text:style-name="T37">) {</text:span></text:p>
      <text:p text:style-name="P66"/>
      <text:p text:style-name="P59"><text:soft-page-break/>        <text:span text:style-name="T31">res</text:span><text:span text:style-name="T37">.</text:span><text:span text:style-name="T10">status</text:span><text:span text:style-name="T37">(</text:span><text:span text:style-name="T28">500</text:span><text:span text:style-name="T37">).</text:span><text:span text:style-name="T10">json</text:span><text:span text:style-name="T37">({</text:span></text:p>
      <text:p text:style-name="P59">            <text:span text:style-name="T31">message:</text:span><text:span text:style-name="T37"> </text:span><text:span text:style-name="T31">error</text:span><text:span text:style-name="T37">.</text:span><text:span text:style-name="T31">message</text:span><text:span text:style-name="T37"> || </text:span><text:span text:style-name="T17">`Algo salio mal al eliminar la nota </text:span><text:span text:style-name="T3">${</text:span><text:span text:style-name="T24">id</text:span><text:span text:style-name="T3">}</text:span><text:span text:style-name="T17">`</text:span></text:p>
      <text:p text:style-name="P59">        <text:span text:style-name="T37">})</text:span></text:p>
      <text:p text:style-name="P59">        </text:p>
      <text:p text:style-name="P59">    <text:span text:style-name="T37">}    </text:span></text:p>
      <text:p text:style-name="P143"/>
      <text:p text:style-name="Standard"><text:span text:style-name="T92">Podemos unar mongoose paginate para hacer una paginacion </text:span>npm install mongoose-paginate-v2</text:p>
      <text:p text:style-name="Standard"/>
      <text:p text:style-name="P144">En Task.js importamos paginate</text:p>
      <text:p text:style-name="P144"/>
      <text:p text:style-name="P51"><text:span text:style-name="T41">import</text:span> <text:span text:style-name="T30">mongoosePaginate</text:span> <text:span text:style-name="T41">from</text:span> <text:span text:style-name="T16">'mongoose-paginate-v2'</text:span>;</text:p>
      <text:p text:style-name="P144"/>
      <text:p text:style-name="P145">Antes de exportar el modelo usamos el plugin</text:p>
      <text:p text:style-name="P145"/>
      <text:p text:style-name="P52"><text:span text:style-name="T23">taskSchema</text:span>.<text:span text:style-name="T9">plugin</text:span>(<text:span text:style-name="T9">mongoosePaginate</text:span>);</text:p>
      <text:p text:style-name="P145"/>
      <text:p text:style-name="P147">En src creamos una carpeta llamada libs y dentro un archivo llamado getPagination.js <text:span text:style-name="T93">y creamos una funcion que servira para la paginacion</text:span></text:p>
      <text:p text:style-name="P147"/>
      <text:p text:style-name="P54"><text:span text:style-name="T41">export</text:span> <text:span text:style-name="T2">const</text:span> <text:span text:style-name="T9">getPagination</text:span> = (<text:span text:style-name="T30">page</text:span>, <text:span text:style-name="T30">size</text:span>) <text:span text:style-name="T2">=&gt;</text:span> {</text:p>
      <text:p text:style-name="P59">    <text:span text:style-name="T3">const</text:span><text:span text:style-name="T37"> </text:span><text:span text:style-name="T24">limit</text:span><text:span text:style-name="T37"> = </text:span><text:span text:style-name="T31">size</text:span><text:span text:style-name="T37"> ? +</text:span><text:span text:style-name="T31">size</text:span><text:span text:style-name="T37"> : </text:span><text:span text:style-name="T28">3</text:span><text:span text:style-name="T37">;</text:span></text:p>
      <text:p text:style-name="P59">    <text:span text:style-name="T3">const</text:span><text:span text:style-name="T37"> </text:span><text:span text:style-name="T24">offset</text:span><text:span text:style-name="T37"> = </text:span><text:span text:style-name="T31">page</text:span><text:span text:style-name="T37"> ? </text:span><text:span text:style-name="T31">page</text:span><text:span text:style-name="T37"> * </text:span><text:span text:style-name="T24">limit</text:span><text:span text:style-name="T37"> : </text:span><text:span text:style-name="T28">0</text:span><text:span text:style-name="T37">;</text:span></text:p>
      <text:p text:style-name="P59">    <text:span text:style-name="T44">return</text:span><text:span text:style-name="T37"> {</text:span><text:span text:style-name="T31">limit</text:span><text:span text:style-name="T37">, </text:span><text:span text:style-name="T31">offset</text:span><text:span text:style-name="T37">};</text:span></text:p>
      <text:p text:style-name="P5">}</text:p>
      <text:p text:style-name="P147"/>
      <text:p text:style-name="P149">Importamos la funcion getPagination en taskController</text:p>
      <text:p text:style-name="P149"/>
      <text:p text:style-name="P55"><text:span text:style-name="T41">import</text:span> {<text:span text:style-name="T30">getPagination</text:span>} <text:span text:style-name="T41">from</text:span> <text:span text:style-name="T16">'../libs/getPagination'</text:span>;</text:p>
      <text:p text:style-name="P148"/>
      <text:p text:style-name="P154"><text:span text:style-name="T94">Usamor el query de request para pasar parametros atraves de </text:span><text:span text:style-name="T98">un signo ? En la url</text:span></text:p>
      <text:p text:style-name="P150"/>
      <text:p text:style-name="P56"><text:span text:style-name="T2">const</text:span> {<text:span text:style-name="T23">size</text:span>, <text:span text:style-name="T23">page</text:span>} = <text:span text:style-name="T30">req</text:span>.<text:span text:style-name="T30">query</text:span>;</text:p>
      <text:p text:style-name="P150"/>
      <text:p text:style-name="P151">Le pasamos los parametros a la funcion getPagination</text:p>
      <text:p text:style-name="P66"/>
      <text:p text:style-name="P59">    <text:span text:style-name="T3">const</text:span><text:span text:style-name="T37"> {</text:span><text:span text:style-name="T24">limit</text:span><text:span text:style-name="T37">, </text:span><text:span text:style-name="T24">offset</text:span><text:span text:style-name="T37">} =</text:span><text:span text:style-name="T10">getPagination</text:span><text:span text:style-name="T37">(</text:span><text:span text:style-name="T24">page</text:span><text:span text:style-name="T37">, </text:span><text:span text:style-name="T24">size</text:span><text:span text:style-name="T37">)</text:span></text:p>
      <text:p text:style-name="P5"/>
      <text:p text:style-name="P146"><text:span text:style-name="T95">E</text:span>n la funcion findAllTasks en lugar de .find usamos .paginate <text:span text:style-name="T96">y le pasamos offset y limit</text:span></text:p>
      <text:p text:style-name="P146"/>
      <text:p text:style-name="P53"><text:span text:style-name="T2">const</text:span> <text:span text:style-name="T23">tasks</text:span> = <text:span text:style-name="T41">await</text:span> <text:span text:style-name="T30">Task</text:span>.<text:span text:style-name="T9">paginate</text:span>({}, {<text:span text:style-name="T30">offset</text:span>, <text:span text:style-name="T30">limit</text:span>});</text:p>
      <text:p text:style-name="P53"/>
      <text:p text:style-name="P152">Ahora al realizar una solicitud get a http://localhost:3000/api/tasks nos devolvera un objeto <text:span text:style-name="T97">con un arreglo </text:span>llamado docs donde contendra el numero de documentos que solicitamos, y <text:span text:style-name="T97">un objeto que nos devolvera las siguiente propiedades</text:span></text:p>
      <text:p text:style-name="P152"/>
      <text:p text:style-name="P152"><text:s/>"totalDocs": 6,</text:p>
      <text:p text:style-name="P152"><text:s text:c="2"/>"offset": 0,</text:p>
      <text:p text:style-name="P152"><text:s text:c="2"/>"limit": 3,</text:p>
      <text:p text:style-name="P152"><text:s text:c="2"/>"totalPages": 2,</text:p>
      <text:p text:style-name="P152"><text:s text:c="2"/>"page": 1,</text:p>
      <text:p text:style-name="P152"><text:s text:c="2"/>"pagingCounter": 1,</text:p>
      <text:p text:style-name="P152"><text:soft-page-break/><text:s text:c="2"/>"hasPrevPage": false,</text:p>
      <text:p text:style-name="P152"><text:s text:c="2"/>"hasNextPage": true,</text:p>
      <text:p text:style-name="P152"><text:s text:c="2"/>"prevPage": null,</text:p>
      <text:p text:style-name="P152"><text:s text:c="2"/>"nextPage": 2</text:p>
      <text:p text:style-name="P152"/>
      <text:p text:style-name="P153">En tasks.http cremos una url para probar el size</text:p>
      <text:p text:style-name="P153"/>
      <text:p text:style-name="P95">###</text:p>
      <text:p text:style-name="P5"><text:span text:style-name="T41">GET</text:span> http://localhost:3000/api/tasks?size=5</text:p>
      <text:p text:style-name="P153"/>
      <text:p text:style-name="P153">Ahora nos retorna el objeto con el arreglo docs que tiene 5 documento y el objeto con los valores</text:p>
      <text:p text:style-name="P152"/>
      <text:p text:style-name="P152">"totalDocs": 6,</text:p>
      <text:p text:style-name="P152"><text:s text:c="2"/>"offset": 0,</text:p>
      <text:p text:style-name="P152"><text:s text:c="2"/>"limit": 5,</text:p>
      <text:p text:style-name="P152"><text:s text:c="2"/>"totalPages": 2,</text:p>
      <text:p text:style-name="P152"><text:s text:c="2"/>"page": 1,</text:p>
      <text:p text:style-name="P152"><text:s text:c="2"/>"pagingCounter": 1,</text:p>
      <text:p text:style-name="P152"><text:s text:c="2"/>"hasPrevPage": false,</text:p>
      <text:p text:style-name="P152"><text:s text:c="2"/>"hasNextPage": true,</text:p>
      <text:p text:style-name="P152"><text:s text:c="2"/>"prevPage": null,</text:p>
      <text:p text:style-name="P152"><text:s text:c="2"/>"nextPage": 2</text:p>
      <text:p text:style-name="P152"/>
      <text:p text:style-name="P155"><text:span text:style-name="T99">Con la url </text:span><text:s/>http://localhost:3000/api/tasks?size=3&amp;page=<text:span text:style-name="T99">0</text:span> <text:span text:style-name="T99">podemos cambiar las paginas cambiandole el valor a page</text:span></text:p>
      <text:p text:style-name="P155"/>
      <text:p text:style-name="P156">Modificamos el request del query para que ahora pida title</text:p>
      <text:p text:style-name="P156"/>
      <text:p text:style-name="P65"> <text:span text:style-name="T3">const</text:span><text:span text:style-name="T37"> {</text:span><text:span text:style-name="T24">size</text:span><text:span text:style-name="T37">, </text:span><text:span text:style-name="T24">page</text:span><text:span text:style-name="T37">, </text:span><text:span text:style-name="T24">title</text:span><text:span text:style-name="T37">} = </text:span><text:span text:style-name="T31">req</text:span><text:span text:style-name="T37">.</text:span><text:span text:style-name="T31">query</text:span><text:span text:style-name="T37">;</text:span></text:p>
      <text:p text:style-name="P156"/>
      <text:p text:style-name="P157">Creamos una condicion para buscar el titulo con una expresion regular</text:p>
      <text:p text:style-name="P158"/>
      <text:p text:style-name="P57"><text:span text:style-name="T2">const</text:span> <text:span text:style-name="T23">condition</text:span> = <text:span text:style-name="T23">title</text:span> ? {</text:p>
      <text:p text:style-name="P59">        <text:span text:style-name="T31">title:</text:span><text:span text:style-name="T37"> {</text:span><text:span text:style-name="T31">$regex:</text:span><text:span text:style-name="T37"> </text:span><text:span text:style-name="T3">new</text:span><text:span text:style-name="T37"> </text:span><text:span text:style-name="T58">RegExp</text:span><text:span text:style-name="T37">(</text:span><text:span text:style-name="T24">title</text:span><text:span text:style-name="T37">), </text:span><text:span text:style-name="T31">$options:</text:span><text:span text:style-name="T37"> </text:span><text:span text:style-name="T17">"i"</text:span><text:span text:style-name="T37">}</text:span></text:p>
      <text:p text:style-name="P59">    <text:span text:style-name="T37">} : {};</text:span></text:p>
      <text:p text:style-name="P157"/>
      <text:p text:style-name="P159">Modificamos el Task.paginate para que ahora busque la condicion</text:p>
      <text:p text:style-name="P159"/>
      <text:p text:style-name="P58"><text:span text:style-name="T2">const</text:span> <text:span text:style-name="T23">tasks</text:span> = <text:span text:style-name="T41">await</text:span> <text:span text:style-name="T30">Task</text:span>.<text:span text:style-name="T9">paginate</text:span>(<text:span text:style-name="T30">condition</text:span>, {<text:span text:style-name="T30">offset</text:span>, <text:span text:style-name="T30">limit</text:span>});</text:p>
      <text:p text:style-name="P159"/>
      <text:p text:style-name="P160"><text:span text:style-name="T100">Ahora al pasar la</text:span> url <text:span text:style-name="T100">con title buscara el texto que tenga la misma palabra que title</text:span> <text:a xlink:type="simple" xlink:href="http://localhost:3000/api/tasks?size=6&amp;page=0&amp;title=js" text:style-name="Internet_20_link" text:visited-style-name="Visited_20_Internet_20_Link">http://localhost:3000/api/tasks?size=6&amp;page=0&amp;title=js</text:a></text:p>
      <text:p text:style-name="Standard"><text:a xlink:type="simple" xlink:href="https://youtu.be/HEx2lVokPu0?list=WL&amp;t=6792" text:style-name="Internet_20_link" text:visited-style-name="Visited_20_Internet_20_Link"/></text:p>
      <text:p text:style-name="P169">cambiamos el nombre tasks por data y respondemos con un json con la informacion de data</text:p>
      <text:p text:style-name="P169"/>
      <text:p text:style-name="P167"> <text:span text:style-name="T3">const</text:span><text:span text:style-name="T37"> </text:span><text:span text:style-name="T24">data</text:span><text:span text:style-name="T37"> = </text:span><text:span text:style-name="T44">await</text:span><text:span text:style-name="T37"> </text:span><text:span text:style-name="T31">Task</text:span><text:span text:style-name="T37">.</text:span><text:span text:style-name="T10">paginate</text:span><text:span text:style-name="T37">(</text:span><text:span text:style-name="T24">condition</text:span><text:span text:style-name="T37">, {</text:span><text:span text:style-name="T31">offset</text:span><text:span text:style-name="T37">, </text:span><text:span text:style-name="T31">limit</text:span><text:span text:style-name="T37">});</text:span></text:p>
      <text:p text:style-name="P169"/>
      <text:p text:style-name="P167"> <text:span text:style-name="T31">res</text:span><text:span text:style-name="T37">.</text:span><text:span text:style-name="T10">json</text:span><text:span text:style-name="T37">({</text:span></text:p>
      <text:p text:style-name="P59">        <text:span text:style-name="T31">totalItems:</text:span><text:span text:style-name="T37"> </text:span><text:span text:style-name="T24">data</text:span><text:span text:style-name="T37">.</text:span><text:span text:style-name="T31">totalDocs</text:span><text:span text:style-name="T37">,</text:span></text:p>
      <text:p text:style-name="P59">        <text:span text:style-name="T31">task:</text:span><text:span text:style-name="T37"> </text:span><text:span text:style-name="T24">data</text:span><text:span text:style-name="T37">.</text:span><text:span text:style-name="T31">docs</text:span><text:span text:style-name="T37">,</text:span></text:p>
      <text:p text:style-name="P59">        <text:span text:style-name="T31">totalPages:</text:span><text:span text:style-name="T37"> </text:span><text:span text:style-name="T24">data</text:span><text:span text:style-name="T37">.</text:span><text:span text:style-name="T31">totalPages</text:span><text:span text:style-name="T37">,</text:span></text:p>
      <text:p text:style-name="P59">        <text:span text:style-name="T31">currentPage:</text:span><text:span text:style-name="T37"> </text:span><text:span text:style-name="T24">data</text:span><text:span text:style-name="T37">.</text:span><text:span text:style-name="T31">page</text:span><text:span text:style-name="T37"> - </text:span><text:span text:style-name="T28">1</text:span></text:p>
      <text:p text:style-name="P59"><text:soft-page-break/>    <text:span text:style-name="T37">});</text:span></text:p>
      <text:p text:style-name="P169"/>
      <text:p text:style-name="P16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09T02:24:34.202000000</dc:date>
    <meta:editing-duration>PT2H4M17S</meta:editing-duration>
    <meta:editing-cycles>27</meta:editing-cycles>
    <meta:document-statistic meta:table-count="0" meta:image-count="0" meta:object-count="0" meta:page-count="12" meta:paragraph-count="342" meta:word-count="1989" meta:character-count="14439" meta:non-whitespace-character-count="12193"/>
  </office:meta>
</office:document-meta>
</file>